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31mm"/>
    </style:style>
    <style:style style:name="co2" style:family="table-column">
      <style:table-column-properties fo:break-before="auto" style:column-width="20.11mm"/>
    </style:style>
    <style:style style:name="co3" style:family="table-column">
      <style:table-column-properties fo:break-before="auto" style:column-width="10.32mm"/>
    </style:style>
    <style:style style:name="co4" style:family="table-column">
      <style:table-column-properties fo:break-before="auto" style:column-width="30.43mm"/>
    </style:style>
    <style:style style:name="co5" style:family="table-column">
      <style:table-column-properties fo:break-before="auto" style:column-width="22.23mm"/>
    </style:style>
    <style:style style:name="co6" style:family="table-column">
      <style:table-column-properties fo:break-before="auto" style:column-width="27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="0.06pt solid #000000" style:rotation-align="non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 style:data-style-name="N84">
      <style:table-cell-properties fo:border="0.06pt solid #000000" style:rotation-align="none"/>
    </style:style>
    <style:style style:name="ce5" style:family="table-cell" style:parent-style-name="Default" style:data-style-name="N129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29">
      <style:table-cell-properties fo:border="0.06pt solid #000000" style:rotation-align="none"/>
    </style:style>
    <style:style style:name="ce7" style:family="table-cell" style:parent-style-name="Default" style:data-style-name="N30">
      <style:table-cell-properties fo:border="0.06pt solid #000000" style:rotation-align="none"/>
    </style:style>
    <style:style style:name="ce8" style:family="table-cell" style:parent-style-name="Default" style:data-style-name="N4">
      <style:table-cell-properties fo:border="0.06pt solid #000000" style:rotation-align="none"/>
    </style:style>
    <style:style style:name="ce9" style:family="table-cell" style:parent-style-name="Default" style:data-style-name="N4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_API_42371383480000" table:style-name="ta1">
        <table:shapes>
          <draw:frame draw:z-index="0" draw:style-name="gr1" draw:text-style-name="P1" svg:width="159.99mm" svg:height="89.99mm" svg:x="145.37mm" svg:y="1.53mm">
            <loext:p draw:notify-on-update-of-ranges="Test_API_42371383480000.A2:Test_API_42371383480000.A12 Test_API_42371383480000.D1:Test_API_42371383480000.D1 Test_API_42371383480000.D2:Test_API_42371383480000.D12 Test_API_42371383480000.E1:Test_API_42371383480000.E1 Test_API_42371383480000.E2:Test_API_42371383480000.E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number-columns-repeated="1019" table:default-cell-style-name="ce3"/>
        <table:table-row table:style-name="ro1">
          <table:table-cell table:style-name="ce1" office:value-type="string" calcext:value-type="string">
            <text:p>Month-Year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Gas</text:p>
          </table:table-cell>
          <table:table-cell table:style-name="ce1" office:value-type="string" calcext:value-type="string">
            <text:p>Gas_Actual</text:p>
          </table:table-cell>
          <table:table-cell table:style-name="ce5" office:value-type="string" calcext:value-type="string">
            <text:p>Gas_Predicted</text:p>
          </table:table-cell>
          <table:table-cell table:style-name="ce5" office:value-type="string" calcext:value-type="string">
            <text:p>MAPE</text:p>
          </table:table-cell>
          <table:table-cell table:number-columns-repeated="1018"/>
        </table:table-row>
        <table:table-row table:style-name="ro1">
          <table:table-cell table:style-name="ce2" table:formula="of:=TEXT([.B2];&quot;mmm&quot;)&amp;&quot;-&quot;&amp;YEAR([.B2])" office:value-type="string" office:string-value="Sep-2016" calcext:value-type="string">
            <text:p>Sep-2016</text:p>
          </table:table-cell>
          <table:table-cell table:style-name="ce4" office:value-type="date" office:date-value="2016-09-01" calcext:value-type="date">
            <text:p>2016-09-01</text:p>
          </table:table-cell>
          <table:table-cell table:number-columns-repeated="2" table:style-name="ce2" office:value-type="float" office:value="1785" calcext:value-type="float">
            <text:p>1785</text:p>
          </table:table-cell>
          <table:table-cell table:style-name="ce6" office:value-type="float" office:value="2983.41162109375" calcext:value-type="float">
            <text:p>2,983.412</text:p>
          </table:table-cell>
          <table:table-cell table:style-name="ce6" table:formula="of:=ABS([.D2]-[.E2])/[.D2]" office:value-type="float" office:value="0.671379059436275" calcext:value-type="float">
            <text:p>0.671</text:p>
          </table:table-cell>
          <table:table-cell table:number-columns-repeated="1018"/>
        </table:table-row>
        <table:table-row table:style-name="ro1">
          <table:table-cell table:style-name="ce2" table:formula="of:=TEXT([.B3];&quot;mmm&quot;)&amp;&quot;-&quot;&amp;YEAR([.B3])" office:value-type="string" office:string-value="Oct-2016" calcext:value-type="string">
            <text:p>Oct-2016</text:p>
          </table:table-cell>
          <table:table-cell table:style-name="ce4" office:value-type="date" office:date-value="2016-10-01" calcext:value-type="date">
            <text:p>2016-10-01</text:p>
          </table:table-cell>
          <table:table-cell table:number-columns-repeated="2" table:style-name="ce2" office:value-type="float" office:value="2198" calcext:value-type="float">
            <text:p>2198</text:p>
          </table:table-cell>
          <table:table-cell table:style-name="ce6" office:value-type="float" office:value="2293.3564453125" calcext:value-type="float">
            <text:p>2,293.356</text:p>
          </table:table-cell>
          <table:table-cell table:style-name="ce6" table:formula="of:=ABS([.D3]-[.E3])/[.D3]" office:value-type="float" office:value="0.0433832781221565" calcext:value-type="float">
            <text:p>0.043</text:p>
          </table:table-cell>
          <table:table-cell table:number-columns-repeated="1018"/>
        </table:table-row>
        <table:table-row table:style-name="ro1">
          <table:table-cell table:style-name="ce2" table:formula="of:=TEXT([.B4];&quot;mmm&quot;)&amp;&quot;-&quot;&amp;YEAR([.B4])" office:value-type="string" office:string-value="Nov-2016" calcext:value-type="string">
            <text:p>Nov-2016</text:p>
          </table:table-cell>
          <table:table-cell table:style-name="ce4" office:value-type="date" office:date-value="2016-11-01" calcext:value-type="date">
            <text:p>2016-11-01</text:p>
          </table:table-cell>
          <table:table-cell table:number-columns-repeated="2" table:style-name="ce2" office:value-type="float" office:value="2100" calcext:value-type="float">
            <text:p>2100</text:p>
          </table:table-cell>
          <table:table-cell table:style-name="ce6" office:value-type="float" office:value="2178.01904296875" calcext:value-type="float">
            <text:p>2,178.019</text:p>
          </table:table-cell>
          <table:table-cell table:style-name="ce6" table:formula="of:=ABS([.D4]-[.E4])/[.D4]" office:value-type="float" office:value="0.0371519252232143" calcext:value-type="float">
            <text:p>0.037</text:p>
          </table:table-cell>
          <table:table-cell table:number-columns-repeated="1018"/>
        </table:table-row>
        <table:table-row table:style-name="ro1">
          <table:table-cell table:style-name="ce2" table:formula="of:=TEXT([.B5];&quot;mmm&quot;)&amp;&quot;-&quot;&amp;YEAR([.B5])" office:value-type="string" office:string-value="Dec-2016" calcext:value-type="string">
            <text:p>Dec-2016</text:p>
          </table:table-cell>
          <table:table-cell table:style-name="ce4" office:value-type="date" office:date-value="2016-12-01" calcext:value-type="date">
            <text:p>2016-12-01</text:p>
          </table:table-cell>
          <table:table-cell table:number-columns-repeated="2" table:style-name="ce2" office:value-type="float" office:value="2071" calcext:value-type="float">
            <text:p>2071</text:p>
          </table:table-cell>
          <table:table-cell table:style-name="ce6" office:value-type="float" office:value="2076.96142578125" calcext:value-type="float">
            <text:p>2,076.961</text:p>
          </table:table-cell>
          <table:table-cell table:style-name="ce6" table:formula="of:=ABS([.D5]-[.E5])/[.D5]" office:value-type="float" office:value="0.00287852524444713" calcext:value-type="float">
            <text:p>0.003</text:p>
          </table:table-cell>
          <table:table-cell table:number-columns-repeated="1018"/>
        </table:table-row>
        <table:table-row table:style-name="ro1">
          <table:table-cell table:style-name="ce2" table:formula="of:=TEXT([.B6];&quot;mmm&quot;)&amp;&quot;-&quot;&amp;YEAR([.B6])" office:value-type="string" office:string-value="Jan-2017" calcext:value-type="string">
            <text:p>Jan-2017</text:p>
          </table:table-cell>
          <table:table-cell table:style-name="ce4" office:value-type="date" office:date-value="2017-01-01" calcext:value-type="date">
            <text:p>2017-01-01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949.99987792969" calcext:value-type="float">
            <text:p>1949.9998779297</text:p>
          </table:table-cell>
          <table:table-cell table:style-name="ce6" office:value-type="float" office:value="2027.78869628906" calcext:value-type="float">
            <text:p>2,027.789</text:p>
          </table:table-cell>
          <table:table-cell table:style-name="ce6" table:formula="of:=ABS([.D6]-[.E6])/[.D6]" office:value-type="float" office:value="0.0398917042199809" calcext:value-type="float">
            <text:p>0.040</text:p>
          </table:table-cell>
          <table:table-cell table:number-columns-repeated="1018"/>
        </table:table-row>
        <table:table-row table:style-name="ro1">
          <table:table-cell table:style-name="ce2" table:formula="of:=TEXT([.B7];&quot;mmm&quot;)&amp;&quot;-&quot;&amp;YEAR([.B7])" office:value-type="string" office:string-value="Feb-2017" calcext:value-type="string">
            <text:p>Feb-2017</text:p>
          </table:table-cell>
          <table:table-cell table:style-name="ce4" office:value-type="date" office:date-value="2017-02-01" calcext:value-type="date">
            <text:p>2017-02-01</text:p>
          </table:table-cell>
          <table:table-cell table:number-columns-repeated="2" table:style-name="ce2" office:value-type="float" office:value="1842" calcext:value-type="float">
            <text:p>1842</text:p>
          </table:table-cell>
          <table:table-cell table:style-name="ce6" office:value-type="float" office:value="2015.10180664062" calcext:value-type="float">
            <text:p>2,015.102</text:p>
          </table:table-cell>
          <table:table-cell table:style-name="ce6" table:formula="of:=ABS([.D7]-[.E7])/[.D7]" office:value-type="float" office:value="0.0939749221718893" calcext:value-type="float">
            <text:p>0.094</text:p>
          </table:table-cell>
          <table:table-cell table:number-columns-repeated="1018"/>
        </table:table-row>
        <table:table-row table:style-name="ro1">
          <table:table-cell table:style-name="ce2" table:formula="of:=TEXT([.B8];&quot;mmm&quot;)&amp;&quot;-&quot;&amp;YEAR([.B8])" office:value-type="string" office:string-value="Mar-2017" calcext:value-type="string">
            <text:p>Mar-2017</text:p>
          </table:table-cell>
          <table:table-cell table:style-name="ce4" office:value-type="date" office:date-value="2017-03-01" calcext:value-type="date">
            <text:p>2017-03-01</text:p>
          </table:table-cell>
          <table:table-cell table:number-columns-repeated="2" table:style-name="ce2" office:value-type="float" office:value="1929" calcext:value-type="float">
            <text:p>1929</text:p>
          </table:table-cell>
          <table:table-cell table:style-name="ce6" office:value-type="float" office:value="1928.35083007812" calcext:value-type="float">
            <text:p>1,928.351</text:p>
          </table:table-cell>
          <table:table-cell table:style-name="ce6" table:formula="of:=ABS([.D8]-[.E8])/[.D8]" office:value-type="float" office:value="0.000336531841306377" calcext:value-type="float">
            <text:p>0.000</text:p>
          </table:table-cell>
          <table:table-cell table:number-columns-repeated="1018"/>
        </table:table-row>
        <table:table-row table:style-name="ro1">
          <table:table-cell table:style-name="ce2" table:formula="of:=TEXT([.B9];&quot;mmm&quot;)&amp;&quot;-&quot;&amp;YEAR([.B9])" office:value-type="string" office:string-value="Apr-2017" calcext:value-type="string">
            <text:p>Apr-2017</text:p>
          </table:table-cell>
          <table:table-cell table:style-name="ce4" office:value-type="date" office:date-value="2017-04-01" calcext:value-type="date">
            <text:p>2017-04-01</text:p>
          </table:table-cell>
          <table:table-cell table:style-name="ce2" office:value-type="float" office:value="1973" calcext:value-type="float">
            <text:p>1973</text:p>
          </table:table-cell>
          <table:table-cell table:style-name="ce2" office:value-type="float" office:value="1972.99987792969" calcext:value-type="float">
            <text:p>1972.9998779297</text:p>
          </table:table-cell>
          <table:table-cell table:style-name="ce6" office:value-type="float" office:value="1976.41137695313" calcext:value-type="float">
            <text:p>1,976.411</text:p>
          </table:table-cell>
          <table:table-cell table:style-name="ce6" table:formula="of:=ABS([.D9]-[.E9])/[.D9]" office:value-type="float" office:value="0.00172909236417174" calcext:value-type="float">
            <text:p>0.002</text:p>
          </table:table-cell>
          <table:table-cell table:number-columns-repeated="1018"/>
        </table:table-row>
        <table:table-row table:style-name="ro1">
          <table:table-cell table:style-name="ce2" table:formula="of:=TEXT([.B10];&quot;mmm&quot;)&amp;&quot;-&quot;&amp;YEAR([.B10])" office:value-type="string" office:string-value="May-2017" calcext:value-type="string">
            <text:p>May-2017</text:p>
          </table:table-cell>
          <table:table-cell table:style-name="ce4" office:value-type="date" office:date-value="2017-05-01" calcext:value-type="date">
            <text:p>2017-05-01</text:p>
          </table:table-cell>
          <table:table-cell table:number-columns-repeated="2" table:style-name="ce2" office:value-type="float" office:value="1742" calcext:value-type="float">
            <text:p>1742</text:p>
          </table:table-cell>
          <table:table-cell table:style-name="ce6" office:value-type="float" office:value="1586" calcext:value-type="float">
            <text:p>1,586.000</text:p>
          </table:table-cell>
          <table:table-cell table:style-name="ce6" table:formula="of:=ABS([.D10]-[.E10])/[.D10]" office:value-type="float" office:value="0.0895522388059701" calcext:value-type="float">
            <text:p>0.090</text:p>
          </table:table-cell>
          <table:table-cell table:number-columns-repeated="1018"/>
        </table:table-row>
        <table:table-row table:style-name="ro1">
          <table:table-cell table:style-name="ce2" table:formula="of:=TEXT([.B11];&quot;mmm&quot;)&amp;&quot;-&quot;&amp;YEAR([.B11])" office:value-type="string" office:string-value="Jun-2017" calcext:value-type="string">
            <text:p>Jun-2017</text:p>
          </table:table-cell>
          <table:table-cell table:style-name="ce4" office:value-type="date" office:date-value="2017-06-01" calcext:value-type="date">
            <text:p>2017-06-01</text:p>
          </table:table-cell>
          <table:table-cell table:style-name="ce2" office:value-type="float" office:value="1656" calcext:value-type="float">
            <text:p>1656</text:p>
          </table:table-cell>
          <table:table-cell table:style-name="ce2" office:value-type="float" office:value="1656.00012207031" calcext:value-type="float">
            <text:p>1656.0001220703</text:p>
          </table:table-cell>
          <table:table-cell table:style-name="ce6" office:value-type="float" office:value="1586" calcext:value-type="float">
            <text:p>1,586.000</text:p>
          </table:table-cell>
          <table:table-cell table:style-name="ce6" table:formula="of:=ABS([.D11]-[.E11])/[.D11]" office:value-type="float" office:value="0.0422706019989882" calcext:value-type="float">
            <text:p>0.042</text:p>
          </table:table-cell>
          <table:table-cell table:number-columns-repeated="1018"/>
        </table:table-row>
        <table:table-row table:style-name="ro1">
          <table:table-cell table:style-name="ce2" table:formula="of:=TEXT([.B12];&quot;mmm&quot;)&amp;&quot;-&quot;&amp;YEAR([.B12])" office:value-type="string" office:string-value="Jul-2017" calcext:value-type="string">
            <text:p>Jul-2017</text:p>
          </table:table-cell>
          <table:table-cell table:style-name="ce4" office:value-type="date" office:date-value="2017-07-01" calcext:value-type="date">
            <text:p>2017-07-01</text:p>
          </table:table-cell>
          <table:table-cell table:number-columns-repeated="2" table:style-name="ce2" office:value-type="float" office:value="1888" calcext:value-type="float">
            <text:p>1888</text:p>
          </table:table-cell>
          <table:table-cell table:style-name="ce6" office:value-type="float" office:value="1586" calcext:value-type="float">
            <text:p>1,586.000</text:p>
          </table:table-cell>
          <table:table-cell table:style-name="ce6" table:formula="of:=ABS([.D12]-[.E12])/[.D12]" office:value-type="float" office:value="0.159957627118644" calcext:value-type="float">
            <text:p>0.160</text:p>
          </table:table-cell>
          <table:table-cell table:number-columns-repeated="1018"/>
        </table:table-row>
        <table:table-row table:style-name="ro1">
          <table:table-cell table:style-name="ce2" table:number-columns-repeated="4"/>
          <table:table-cell table:style-name="ce5" office:value-type="string" calcext:value-type="string">
            <text:p>Average MAPE</text:p>
          </table:table-cell>
          <table:table-cell table:style-name="ce5" table:formula="of:=AVERAGE([.F2:.F12])" office:value-type="float" office:value="0.107500500595186" calcext:value-type="float">
            <text:p>0.108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in_API_42371383480000" table:style-name="ta1">
        <table:shapes>
          <draw:frame draw:z-index="0" draw:style-name="gr1" draw:text-style-name="P1" svg:width="159.99mm" svg:height="89.99mm" svg:x="137.71mm" svg:y="2.33mm">
            <loext:p draw:notify-on-update-of-ranges="Train_API_42371383480000.B2:Train_API_42371383480000.B76 Train_API_42371383480000.C1:Train_API_42371383480000.C1 Train_API_42371383480000.C2:Train_API_42371383480000.C76 Train_API_42371383480000.D1:Train_API_42371383480000.D1 Train_API_42371383480000.D2:Train_API_42371383480000.D7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number-columns-repeated="3" table:default-cell-style-name="ce3"/>
        <table:table-column table:style-name="co6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onth-Year</text:p>
          </table:table-cell>
          <table:table-cell table:style-name="ce1" office:value-type="string" calcext:value-type="string">
            <text:p>Gas_Actual</text:p>
          </table:table-cell>
          <table:table-cell table:style-name="ce1" office:value-type="string" calcext:value-type="string">
            <text:p>Gas_Predicted</text:p>
          </table:table-cell>
          <table:table-cell table:style-name="ce1" office:value-type="string" calcext:value-type="string">
            <text:p>MAPE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0-06-01" calcext:value-type="date">
            <text:p>01/06/10</text:p>
          </table:table-cell>
          <table:table-cell table:style-name="ce7" table:formula="of:=TEXT([.A2];&quot;mmm&quot;)&amp;&quot;-&quot;&amp;YEAR([.A2])" office:value-type="string" office:string-value="Jun-2010" calcext:value-type="string">
            <text:p>Jun-2010</text:p>
          </table:table-cell>
          <table:table-cell table:style-name="ce2" office:value-type="float" office:value="110960" calcext:value-type="float">
            <text:p>110960</text:p>
          </table:table-cell>
          <table:table-cell table:style-name="ce8" office:value-type="float" office:value="110695.453125" calcext:value-type="float">
            <text:p>1,10,695.45</text:p>
          </table:table-cell>
          <table:table-cell table:style-name="ce8" table:formula="of:=ABS([.C2]-[.D2])/[.C2]" office:value-type="float" office:value="0.00238416433850036" calcext:value-type="float">
            <text:p>0.00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0-07-01" calcext:value-type="date">
            <text:p>01/07/10</text:p>
          </table:table-cell>
          <table:table-cell table:style-name="ce7" table:formula="of:=TEXT([.A3];&quot;mmm&quot;)&amp;&quot;-&quot;&amp;YEAR([.A3])" office:value-type="string" office:string-value="Jul-2010" calcext:value-type="string">
            <text:p>Jul-2010</text:p>
          </table:table-cell>
          <table:table-cell table:style-name="ce2" office:value-type="float" office:value="105447" calcext:value-type="float">
            <text:p>105447</text:p>
          </table:table-cell>
          <table:table-cell table:style-name="ce8" office:value-type="float" office:value="107714.375" calcext:value-type="float">
            <text:p>1,07,714.38</text:p>
          </table:table-cell>
          <table:table-cell table:style-name="ce8" table:formula="of:=ABS([.C3]-[.D3])/[.C3]" office:value-type="float" office:value="0.0215025083691333" calcext:value-type="float">
            <text:p>0.02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0-08-01" calcext:value-type="date">
            <text:p>01/08/10</text:p>
          </table:table-cell>
          <table:table-cell table:style-name="ce7" table:formula="of:=TEXT([.A4];&quot;mmm&quot;)&amp;&quot;-&quot;&amp;YEAR([.A4])" office:value-type="string" office:string-value="Aug-2010" calcext:value-type="string">
            <text:p>Aug-2010</text:p>
          </table:table-cell>
          <table:table-cell table:style-name="ce2" office:value-type="float" office:value="104768" calcext:value-type="float">
            <text:p>104768</text:p>
          </table:table-cell>
          <table:table-cell table:style-name="ce8" office:value-type="float" office:value="104072.53125" calcext:value-type="float">
            <text:p>1,04,072.53</text:p>
          </table:table-cell>
          <table:table-cell table:style-name="ce8" table:formula="of:=ABS([.C4]-[.D4])/[.C4]" office:value-type="float" office:value="0.0066381791195785" calcext:value-type="float">
            <text:p>0.01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0-09-01" calcext:value-type="date">
            <text:p>01/09/10</text:p>
          </table:table-cell>
          <table:table-cell table:style-name="ce7" table:formula="of:=TEXT([.A5];&quot;mmm&quot;)&amp;&quot;-&quot;&amp;YEAR([.A5])" office:value-type="string" office:string-value="Sep-2010" calcext:value-type="string">
            <text:p>Sep-2010</text:p>
          </table:table-cell>
          <table:table-cell table:style-name="ce2" office:value-type="float" office:value="101251" calcext:value-type="float">
            <text:p>101251</text:p>
          </table:table-cell>
          <table:table-cell table:style-name="ce8" office:value-type="float" office:value="99311.375" calcext:value-type="float">
            <text:p>99,311.38</text:p>
          </table:table-cell>
          <table:table-cell table:style-name="ce8" table:formula="of:=ABS([.C5]-[.D5])/[.C5]" office:value-type="float" office:value="0.01915660092246" calcext:value-type="float">
            <text:p>0.02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0-10-01" calcext:value-type="date">
            <text:p>01/10/10</text:p>
          </table:table-cell>
          <table:table-cell table:style-name="ce7" table:formula="of:=TEXT([.A6];&quot;mmm&quot;)&amp;&quot;-&quot;&amp;YEAR([.A6])" office:value-type="string" office:string-value="Oct-2010" calcext:value-type="string">
            <text:p>Oct-2010</text:p>
          </table:table-cell>
          <table:table-cell table:style-name="ce2" office:value-type="float" office:value="94797.0078125" calcext:value-type="float">
            <text:p>94797.0078125</text:p>
          </table:table-cell>
          <table:table-cell table:style-name="ce8" office:value-type="float" office:value="91515.5625" calcext:value-type="float">
            <text:p>91,515.56</text:p>
          </table:table-cell>
          <table:table-cell table:style-name="ce8" table:formula="of:=ABS([.C6]-[.D6])/[.C6]" office:value-type="float" office:value="0.0346154946049606" calcext:value-type="float">
            <text:p>0.03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0-11-01" calcext:value-type="date">
            <text:p>01/11/10</text:p>
          </table:table-cell>
          <table:table-cell table:style-name="ce7" table:formula="of:=TEXT([.A7];&quot;mmm&quot;)&amp;&quot;-&quot;&amp;YEAR([.A7])" office:value-type="string" office:string-value="Nov-2010" calcext:value-type="string">
            <text:p>Nov-2010</text:p>
          </table:table-cell>
          <table:table-cell table:style-name="ce2" office:value-type="float" office:value="83223" calcext:value-type="float">
            <text:p>83223</text:p>
          </table:table-cell>
          <table:table-cell table:style-name="ce8" office:value-type="float" office:value="85521.34375" calcext:value-type="float">
            <text:p>85,521.34</text:p>
          </table:table-cell>
          <table:table-cell table:style-name="ce8" table:formula="of:=ABS([.C7]-[.D7])/[.C7]" office:value-type="float" office:value="0.0276166894968939" calcext:value-type="float">
            <text:p>0.03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0-12-01" calcext:value-type="date">
            <text:p>01/12/10</text:p>
          </table:table-cell>
          <table:table-cell table:style-name="ce7" table:formula="of:=TEXT([.A8];&quot;mmm&quot;)&amp;&quot;-&quot;&amp;YEAR([.A8])" office:value-type="string" office:string-value="Dec-2010" calcext:value-type="string">
            <text:p>Dec-2010</text:p>
          </table:table-cell>
          <table:table-cell table:style-name="ce2" office:value-type="float" office:value="79680" calcext:value-type="float">
            <text:p>79680</text:p>
          </table:table-cell>
          <table:table-cell table:style-name="ce8" office:value-type="float" office:value="78912.6875" calcext:value-type="float">
            <text:p>78,912.69</text:p>
          </table:table-cell>
          <table:table-cell table:style-name="ce8" table:formula="of:=ABS([.C8]-[.D8])/[.C8]" office:value-type="float" office:value="0.00962992595381526" calcext:value-type="float">
            <text:p>0.01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1-01-01" calcext:value-type="date">
            <text:p>01/01/11</text:p>
          </table:table-cell>
          <table:table-cell table:style-name="ce7" table:formula="of:=TEXT([.A9];&quot;mmm&quot;)&amp;&quot;-&quot;&amp;YEAR([.A9])" office:value-type="string" office:string-value="Jan-2011" calcext:value-type="string">
            <text:p>Jan-2011</text:p>
          </table:table-cell>
          <table:table-cell table:style-name="ce2" office:value-type="float" office:value="73262" calcext:value-type="float">
            <text:p>73262</text:p>
          </table:table-cell>
          <table:table-cell table:style-name="ce8" office:value-type="float" office:value="74005.53125" calcext:value-type="float">
            <text:p>74,005.53</text:p>
          </table:table-cell>
          <table:table-cell table:style-name="ce8" table:formula="of:=ABS([.C9]-[.D9])/[.C9]" office:value-type="float" office:value="0.0101489346455188" calcext:value-type="float">
            <text:p>0.01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1-02-01" calcext:value-type="date">
            <text:p>01/02/11</text:p>
          </table:table-cell>
          <table:table-cell table:style-name="ce7" table:formula="of:=TEXT([.A10];&quot;mmm&quot;)&amp;&quot;-&quot;&amp;YEAR([.A10])" office:value-type="string" office:string-value="Feb-2011" calcext:value-type="string">
            <text:p>Feb-2011</text:p>
          </table:table-cell>
          <table:table-cell table:style-name="ce2" office:value-type="float" office:value="59013" calcext:value-type="float">
            <text:p>59013</text:p>
          </table:table-cell>
          <table:table-cell table:style-name="ce8" office:value-type="float" office:value="68403.4375" calcext:value-type="float">
            <text:p>68,403.44</text:p>
          </table:table-cell>
          <table:table-cell table:style-name="ce8" table:formula="of:=ABS([.C10]-[.D10])/[.C10]" office:value-type="float" office:value="0.15912489620931" calcext:value-type="float">
            <text:p>0.16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1-03-01" calcext:value-type="date">
            <text:p>01/03/11</text:p>
          </table:table-cell>
          <table:table-cell table:style-name="ce7" table:formula="of:=TEXT([.A11];&quot;mmm&quot;)&amp;&quot;-&quot;&amp;YEAR([.A11])" office:value-type="string" office:string-value="Mar-2011" calcext:value-type="string">
            <text:p>Mar-2011</text:p>
          </table:table-cell>
          <table:table-cell table:style-name="ce2" office:value-type="float" office:value="60404" calcext:value-type="float">
            <text:p>60404</text:p>
          </table:table-cell>
          <table:table-cell table:style-name="ce8" office:value-type="float" office:value="62140.97265625" calcext:value-type="float">
            <text:p>62,140.97</text:p>
          </table:table-cell>
          <table:table-cell table:style-name="ce8" table:formula="of:=ABS([.C11]-[.D11])/[.C11]" office:value-type="float" office:value="0.0287559210689689" calcext:value-type="float">
            <text:p>0.03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1-04-01" calcext:value-type="date">
            <text:p>01/04/11</text:p>
          </table:table-cell>
          <table:table-cell table:style-name="ce7" table:formula="of:=TEXT([.A12];&quot;mmm&quot;)&amp;&quot;-&quot;&amp;YEAR([.A12])" office:value-type="string" office:string-value="Apr-2011" calcext:value-type="string">
            <text:p>Apr-2011</text:p>
          </table:table-cell>
          <table:table-cell table:style-name="ce2" office:value-type="float" office:value="53813.00390625" calcext:value-type="float">
            <text:p>53813.00390625</text:p>
          </table:table-cell>
          <table:table-cell table:style-name="ce8" office:value-type="float" office:value="57465.7109375" calcext:value-type="float">
            <text:p>57,465.71</text:p>
          </table:table-cell>
          <table:table-cell table:style-name="ce8" table:formula="of:=ABS([.C12]-[.D12])/[.C12]" office:value-type="float" office:value="0.0678777761154821" calcext:value-type="float">
            <text:p>0.07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1-05-01" calcext:value-type="date">
            <text:p>01/05/11</text:p>
          </table:table-cell>
          <table:table-cell table:style-name="ce7" table:formula="of:=TEXT([.A13];&quot;mmm&quot;)&amp;&quot;-&quot;&amp;YEAR([.A13])" office:value-type="string" office:string-value="May-2011" calcext:value-type="string">
            <text:p>May-2011</text:p>
          </table:table-cell>
          <table:table-cell table:style-name="ce2" office:value-type="float" office:value="53656" calcext:value-type="float">
            <text:p>53656</text:p>
          </table:table-cell>
          <table:table-cell table:style-name="ce8" office:value-type="float" office:value="53412.734375" calcext:value-type="float">
            <text:p>53,412.73</text:p>
          </table:table-cell>
          <table:table-cell table:style-name="ce8" table:formula="of:=ABS([.C13]-[.D13])/[.C13]" office:value-type="float" office:value="0.00453380097286417" calcext:value-type="float">
            <text:p>0.00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1-06-01" calcext:value-type="date">
            <text:p>01/06/11</text:p>
          </table:table-cell>
          <table:table-cell table:style-name="ce7" table:formula="of:=TEXT([.A14];&quot;mmm&quot;)&amp;&quot;-&quot;&amp;YEAR([.A14])" office:value-type="string" office:string-value="Jun-2011" calcext:value-type="string">
            <text:p>Jun-2011</text:p>
          </table:table-cell>
          <table:table-cell table:style-name="ce2" office:value-type="float" office:value="48962.99609375" calcext:value-type="float">
            <text:p>48962.99609375</text:p>
          </table:table-cell>
          <table:table-cell table:style-name="ce8" office:value-type="float" office:value="49743.29296875" calcext:value-type="float">
            <text:p>49,743.29</text:p>
          </table:table-cell>
          <table:table-cell table:style-name="ce8" table:formula="of:=ABS([.C14]-[.D14])/[.C14]" office:value-type="float" office:value="0.0159364609450361" calcext:value-type="float">
            <text:p>0.02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1-07-01" calcext:value-type="date">
            <text:p>01/07/11</text:p>
          </table:table-cell>
          <table:table-cell table:style-name="ce7" table:formula="of:=TEXT([.A15];&quot;mmm&quot;)&amp;&quot;-&quot;&amp;YEAR([.A15])" office:value-type="string" office:string-value="Jul-2011" calcext:value-type="string">
            <text:p>Jul-2011</text:p>
          </table:table-cell>
          <table:table-cell table:style-name="ce2" office:value-type="float" office:value="47365" calcext:value-type="float">
            <text:p>47365</text:p>
          </table:table-cell>
          <table:table-cell table:style-name="ce8" office:value-type="float" office:value="46041.921875" calcext:value-type="float">
            <text:p>46,041.92</text:p>
          </table:table-cell>
          <table:table-cell table:style-name="ce8" table:formula="of:=ABS([.C15]-[.D15])/[.C15]" office:value-type="float" office:value="0.0279336667370421" calcext:value-type="float">
            <text:p>0.03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1-08-01" calcext:value-type="date">
            <text:p>01/08/11</text:p>
          </table:table-cell>
          <table:table-cell table:style-name="ce7" table:formula="of:=TEXT([.A16];&quot;mmm&quot;)&amp;&quot;-&quot;&amp;YEAR([.A16])" office:value-type="string" office:string-value="Aug-2011" calcext:value-type="string">
            <text:p>Aug-2011</text:p>
          </table:table-cell>
          <table:table-cell table:style-name="ce2" office:value-type="float" office:value="43828" calcext:value-type="float">
            <text:p>43828</text:p>
          </table:table-cell>
          <table:table-cell table:style-name="ce8" office:value-type="float" office:value="42572.5390625" calcext:value-type="float">
            <text:p>42,572.54</text:p>
          </table:table-cell>
          <table:table-cell table:style-name="ce8" table:formula="of:=ABS([.C16]-[.D16])/[.C16]" office:value-type="float" office:value="0.028645179736698" calcext:value-type="float">
            <text:p>0.03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1-09-01" calcext:value-type="date">
            <text:p>01/09/11</text:p>
          </table:table-cell>
          <table:table-cell table:style-name="ce7" table:formula="of:=TEXT([.A17];&quot;mmm&quot;)&amp;&quot;-&quot;&amp;YEAR([.A17])" office:value-type="string" office:string-value="Sep-2011" calcext:value-type="string">
            <text:p>Sep-2011</text:p>
          </table:table-cell>
          <table:table-cell table:style-name="ce2" office:value-type="float" office:value="37498" calcext:value-type="float">
            <text:p>37498</text:p>
          </table:table-cell>
          <table:table-cell table:style-name="ce8" office:value-type="float" office:value="39426.55078125" calcext:value-type="float">
            <text:p>39,426.55</text:p>
          </table:table-cell>
          <table:table-cell table:style-name="ce8" table:formula="of:=ABS([.C17]-[.D17])/[.C17]" office:value-type="float" office:value="0.0514307638074031" calcext:value-type="float">
            <text:p>0.05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1-10-01" calcext:value-type="date">
            <text:p>01/10/11</text:p>
          </table:table-cell>
          <table:table-cell table:style-name="ce7" table:formula="of:=TEXT([.A18];&quot;mmm&quot;)&amp;&quot;-&quot;&amp;YEAR([.A18])" office:value-type="string" office:string-value="Oct-2011" calcext:value-type="string">
            <text:p>Oct-2011</text:p>
          </table:table-cell>
          <table:table-cell table:style-name="ce2" office:value-type="float" office:value="36292" calcext:value-type="float">
            <text:p>36292</text:p>
          </table:table-cell>
          <table:table-cell table:style-name="ce8" office:value-type="float" office:value="36579.0703125" calcext:value-type="float">
            <text:p>36,579.07</text:p>
          </table:table-cell>
          <table:table-cell table:style-name="ce8" table:formula="of:=ABS([.C18]-[.D18])/[.C18]" office:value-type="float" office:value="0.00791001632591205" calcext:value-type="float">
            <text:p>0.01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1-11-01" calcext:value-type="date">
            <text:p>01/11/11</text:p>
          </table:table-cell>
          <table:table-cell table:style-name="ce7" table:formula="of:=TEXT([.A19];&quot;mmm&quot;)&amp;&quot;-&quot;&amp;YEAR([.A19])" office:value-type="string" office:string-value="Nov-2011" calcext:value-type="string">
            <text:p>Nov-2011</text:p>
          </table:table-cell>
          <table:table-cell table:style-name="ce2" office:value-type="float" office:value="33367" calcext:value-type="float">
            <text:p>33367</text:p>
          </table:table-cell>
          <table:table-cell table:style-name="ce8" office:value-type="float" office:value="34038.96875" calcext:value-type="float">
            <text:p>34,038.97</text:p>
          </table:table-cell>
          <table:table-cell table:style-name="ce8" table:formula="of:=ABS([.C19]-[.D19])/[.C19]" office:value-type="float" office:value="0.0201387223903857" calcext:value-type="float">
            <text:p>0.02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1-12-01" calcext:value-type="date">
            <text:p>01/12/11</text:p>
          </table:table-cell>
          <table:table-cell table:style-name="ce7" table:formula="of:=TEXT([.A20];&quot;mmm&quot;)&amp;&quot;-&quot;&amp;YEAR([.A20])" office:value-type="string" office:string-value="Dec-2011" calcext:value-type="string">
            <text:p>Dec-2011</text:p>
          </table:table-cell>
          <table:table-cell table:style-name="ce2" office:value-type="float" office:value="32128.001953125" calcext:value-type="float">
            <text:p>32128.001953125</text:p>
          </table:table-cell>
          <table:table-cell table:style-name="ce8" office:value-type="float" office:value="31765.166015625" calcext:value-type="float">
            <text:p>31,765.17</text:p>
          </table:table-cell>
          <table:table-cell table:style-name="ce8" table:formula="of:=ABS([.C20]-[.D20])/[.C20]" office:value-type="float" office:value="0.0112934485633243" calcext:value-type="float">
            <text:p>0.01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2-01-01" calcext:value-type="date">
            <text:p>01/01/12</text:p>
          </table:table-cell>
          <table:table-cell table:style-name="ce7" table:formula="of:=TEXT([.A21];&quot;mmm&quot;)&amp;&quot;-&quot;&amp;YEAR([.A21])" office:value-type="string" office:string-value="Jan-2012" calcext:value-type="string">
            <text:p>Jan-2012</text:p>
          </table:table-cell>
          <table:table-cell table:style-name="ce2" office:value-type="float" office:value="29747" calcext:value-type="float">
            <text:p>29747</text:p>
          </table:table-cell>
          <table:table-cell table:style-name="ce8" office:value-type="float" office:value="29739.83984375" calcext:value-type="float">
            <text:p>29,739.84</text:p>
          </table:table-cell>
          <table:table-cell table:style-name="ce8" table:formula="of:=ABS([.C21]-[.D21])/[.C21]" office:value-type="float" office:value="0.000240701793458164" calcext:value-type="float">
            <text:p>0.00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2-02-01" calcext:value-type="date">
            <text:p>01/02/12</text:p>
          </table:table-cell>
          <table:table-cell table:style-name="ce7" table:formula="of:=TEXT([.A22];&quot;mmm&quot;)&amp;&quot;-&quot;&amp;YEAR([.A22])" office:value-type="string" office:string-value="Feb-2012" calcext:value-type="string">
            <text:p>Feb-2012</text:p>
          </table:table-cell>
          <table:table-cell table:style-name="ce2" office:value-type="float" office:value="27473" calcext:value-type="float">
            <text:p>27473</text:p>
          </table:table-cell>
          <table:table-cell table:style-name="ce8" office:value-type="float" office:value="27948.1171875" calcext:value-type="float">
            <text:p>27,948.12</text:p>
          </table:table-cell>
          <table:table-cell table:style-name="ce8" table:formula="of:=ABS([.C22]-[.D22])/[.C22]" office:value-type="float" office:value="0.0172939681687475" calcext:value-type="float">
            <text:p>0.02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2-03-01" calcext:value-type="date">
            <text:p>01/03/12</text:p>
          </table:table-cell>
          <table:table-cell table:style-name="ce7" table:formula="of:=TEXT([.A23];&quot;mmm&quot;)&amp;&quot;-&quot;&amp;YEAR([.A23])" office:value-type="string" office:string-value="Mar-2012" calcext:value-type="string">
            <text:p>Mar-2012</text:p>
          </table:table-cell>
          <table:table-cell table:style-name="ce2" office:value-type="float" office:value="26917" calcext:value-type="float">
            <text:p>26917</text:p>
          </table:table-cell>
          <table:table-cell table:style-name="ce8" office:value-type="float" office:value="26303.90234375" calcext:value-type="float">
            <text:p>26,303.90</text:p>
          </table:table-cell>
          <table:table-cell table:style-name="ce8" table:formula="of:=ABS([.C23]-[.D23])/[.C23]" office:value-type="float" office:value="0.0227773398317049" calcext:value-type="float">
            <text:p>0.02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2-04-01" calcext:value-type="date">
            <text:p>01/04/12</text:p>
          </table:table-cell>
          <table:table-cell table:style-name="ce7" table:formula="of:=TEXT([.A24];&quot;mmm&quot;)&amp;&quot;-&quot;&amp;YEAR([.A24])" office:value-type="string" office:string-value="Apr-2012" calcext:value-type="string">
            <text:p>Apr-2012</text:p>
          </table:table-cell>
          <table:table-cell table:style-name="ce2" office:value-type="float" office:value="23911" calcext:value-type="float">
            <text:p>23911</text:p>
          </table:table-cell>
          <table:table-cell table:style-name="ce8" office:value-type="float" office:value="24771.73828125" calcext:value-type="float">
            <text:p>24,771.74</text:p>
          </table:table-cell>
          <table:table-cell table:style-name="ce8" table:formula="of:=ABS([.C24]-[.D24])/[.C24]" office:value-type="float" office:value="0.0359975861005395" calcext:value-type="float">
            <text:p>0.04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2-05-01" calcext:value-type="date">
            <text:p>01/05/12</text:p>
          </table:table-cell>
          <table:table-cell table:style-name="ce7" table:formula="of:=TEXT([.A25];&quot;mmm&quot;)&amp;&quot;-&quot;&amp;YEAR([.A25])" office:value-type="string" office:string-value="May-2012" calcext:value-type="string">
            <text:p>May-2012</text:p>
          </table:table-cell>
          <table:table-cell table:style-name="ce2" office:value-type="float" office:value="23079" calcext:value-type="float">
            <text:p>23079</text:p>
          </table:table-cell>
          <table:table-cell table:style-name="ce8" office:value-type="float" office:value="23376.130859375" calcext:value-type="float">
            <text:p>23,376.13</text:p>
          </table:table-cell>
          <table:table-cell table:style-name="ce8" table:formula="of:=ABS([.C25]-[.D25])/[.C25]" office:value-type="float" office:value="0.0128745118668487" calcext:value-type="float">
            <text:p>0.01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2-06-01" calcext:value-type="date">
            <text:p>01/06/12</text:p>
          </table:table-cell>
          <table:table-cell table:style-name="ce7" table:formula="of:=TEXT([.A26];&quot;mmm&quot;)&amp;&quot;-&quot;&amp;YEAR([.A26])" office:value-type="string" office:string-value="Jun-2012" calcext:value-type="string">
            <text:p>Jun-2012</text:p>
          </table:table-cell>
          <table:table-cell table:style-name="ce2" office:value-type="float" office:value="20863" calcext:value-type="float">
            <text:p>20863</text:p>
          </table:table-cell>
          <table:table-cell table:style-name="ce8" office:value-type="float" office:value="22096.9375" calcext:value-type="float">
            <text:p>22,096.94</text:p>
          </table:table-cell>
          <table:table-cell table:style-name="ce8" table:formula="of:=ABS([.C26]-[.D26])/[.C26]" office:value-type="float" office:value="0.059144777836361" calcext:value-type="float">
            <text:p>0.06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2-07-01" calcext:value-type="date">
            <text:p>01/07/12</text:p>
          </table:table-cell>
          <table:table-cell table:style-name="ce7" table:formula="of:=TEXT([.A27];&quot;mmm&quot;)&amp;&quot;-&quot;&amp;YEAR([.A27])" office:value-type="string" office:string-value="Jul-2012" calcext:value-type="string">
            <text:p>Jul-2012</text:p>
          </table:table-cell>
          <table:table-cell table:style-name="ce2" office:value-type="float" office:value="20634" calcext:value-type="float">
            <text:p>20634</text:p>
          </table:table-cell>
          <table:table-cell table:style-name="ce8" office:value-type="float" office:value="20946.603515625" calcext:value-type="float">
            <text:p>20,946.60</text:p>
          </table:table-cell>
          <table:table-cell table:style-name="ce8" table:formula="of:=ABS([.C27]-[.D27])/[.C27]" office:value-type="float" office:value="0.0151499232153242" calcext:value-type="float">
            <text:p>0.02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2-08-01" calcext:value-type="date">
            <text:p>01/08/12</text:p>
          </table:table-cell>
          <table:table-cell table:style-name="ce7" table:formula="of:=TEXT([.A28];&quot;mmm&quot;)&amp;&quot;-&quot;&amp;YEAR([.A28])" office:value-type="string" office:string-value="Aug-2012" calcext:value-type="string">
            <text:p>Aug-2012</text:p>
          </table:table-cell>
          <table:table-cell table:style-name="ce2" office:value-type="float" office:value="20753" calcext:value-type="float">
            <text:p>20753</text:p>
          </table:table-cell>
          <table:table-cell table:style-name="ce8" office:value-type="float" office:value="19904.833984375" calcext:value-type="float">
            <text:p>19,904.83</text:p>
          </table:table-cell>
          <table:table-cell table:style-name="ce8" table:formula="of:=ABS([.C28]-[.D28])/[.C28]" office:value-type="float" office:value="0.0408695617802245" calcext:value-type="float">
            <text:p>0.04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2-09-01" calcext:value-type="date">
            <text:p>01/09/12</text:p>
          </table:table-cell>
          <table:table-cell table:style-name="ce7" table:formula="of:=TEXT([.A29];&quot;mmm&quot;)&amp;&quot;-&quot;&amp;YEAR([.A29])" office:value-type="string" office:string-value="Sep-2012" calcext:value-type="string">
            <text:p>Sep-2012</text:p>
          </table:table-cell>
          <table:table-cell table:style-name="ce2" office:value-type="float" office:value="18562" calcext:value-type="float">
            <text:p>18562</text:p>
          </table:table-cell>
          <table:table-cell table:style-name="ce8" office:value-type="float" office:value="18985.658203125" calcext:value-type="float">
            <text:p>18,985.66</text:p>
          </table:table-cell>
          <table:table-cell table:style-name="ce8" table:formula="of:=ABS([.C29]-[.D29])/[.C29]" office:value-type="float" office:value="0.0228239523286823" calcext:value-type="float">
            <text:p>0.02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2-10-01" calcext:value-type="date">
            <text:p>01/10/12</text:p>
          </table:table-cell>
          <table:table-cell table:style-name="ce7" table:formula="of:=TEXT([.A30];&quot;mmm&quot;)&amp;&quot;-&quot;&amp;YEAR([.A30])" office:value-type="string" office:string-value="Oct-2012" calcext:value-type="string">
            <text:p>Oct-2012</text:p>
          </table:table-cell>
          <table:table-cell table:style-name="ce2" office:value-type="float" office:value="15891" calcext:value-type="float">
            <text:p>15891</text:p>
          </table:table-cell>
          <table:table-cell table:style-name="ce8" office:value-type="float" office:value="18171.763671875" calcext:value-type="float">
            <text:p>18,171.76</text:p>
          </table:table-cell>
          <table:table-cell table:style-name="ce8" table:formula="of:=ABS([.C30]-[.D30])/[.C30]" office:value-type="float" office:value="0.143525496940092" calcext:value-type="float">
            <text:p>0.14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2-11-01" calcext:value-type="date">
            <text:p>01/11/12</text:p>
          </table:table-cell>
          <table:table-cell table:style-name="ce7" table:formula="of:=TEXT([.A31];&quot;mmm&quot;)&amp;&quot;-&quot;&amp;YEAR([.A31])" office:value-type="string" office:string-value="Nov-2012" calcext:value-type="string">
            <text:p>Nov-2012</text:p>
          </table:table-cell>
          <table:table-cell table:style-name="ce2" office:value-type="float" office:value="18854" calcext:value-type="float">
            <text:p>18854</text:p>
          </table:table-cell>
          <table:table-cell table:style-name="ce8" office:value-type="float" office:value="17400.142578125" calcext:value-type="float">
            <text:p>17,400.14</text:p>
          </table:table-cell>
          <table:table-cell table:style-name="ce8" table:formula="of:=ABS([.C31]-[.D31])/[.C31]" office:value-type="float" office:value="0.0771113515368092" calcext:value-type="float">
            <text:p>0.08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2-12-01" calcext:value-type="date">
            <text:p>01/12/12</text:p>
          </table:table-cell>
          <table:table-cell table:style-name="ce7" table:formula="of:=TEXT([.A32];&quot;mmm&quot;)&amp;&quot;-&quot;&amp;YEAR([.A32])" office:value-type="string" office:string-value="Dec-2012" calcext:value-type="string">
            <text:p>Dec-2012</text:p>
          </table:table-cell>
          <table:table-cell table:style-name="ce2" office:value-type="float" office:value="19083" calcext:value-type="float">
            <text:p>19083</text:p>
          </table:table-cell>
          <table:table-cell table:style-name="ce8" office:value-type="float" office:value="16694.990234375" calcext:value-type="float">
            <text:p>16,694.99</text:p>
          </table:table-cell>
          <table:table-cell table:style-name="ce8" table:formula="of:=ABS([.C32]-[.D32])/[.C32]" office:value-type="float" office:value="0.125138068732642" calcext:value-type="float">
            <text:p>0.13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3-01-01" calcext:value-type="date">
            <text:p>01/01/13</text:p>
          </table:table-cell>
          <table:table-cell table:style-name="ce7" table:formula="of:=TEXT([.A33];&quot;mmm&quot;)&amp;&quot;-&quot;&amp;YEAR([.A33])" office:value-type="string" office:string-value="Jan-2013" calcext:value-type="string">
            <text:p>Jan-2013</text:p>
          </table:table-cell>
          <table:table-cell table:style-name="ce2" office:value-type="float" office:value="18418" calcext:value-type="float">
            <text:p>18418</text:p>
          </table:table-cell>
          <table:table-cell table:style-name="ce8" office:value-type="float" office:value="16063.26953125" calcext:value-type="float">
            <text:p>16,063.27</text:p>
          </table:table-cell>
          <table:table-cell table:style-name="ce8" table:formula="of:=ABS([.C33]-[.D33])/[.C33]" office:value-type="float" office:value="0.127849411920404" calcext:value-type="float">
            <text:p>0.13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3-02-01" calcext:value-type="date">
            <text:p>01/02/13</text:p>
          </table:table-cell>
          <table:table-cell table:style-name="ce7" table:formula="of:=TEXT([.A34];&quot;mmm&quot;)&amp;&quot;-&quot;&amp;YEAR([.A34])" office:value-type="string" office:string-value="Feb-2013" calcext:value-type="string">
            <text:p>Feb-2013</text:p>
          </table:table-cell>
          <table:table-cell table:style-name="ce2" office:value-type="float" office:value="15144.0009765625" calcext:value-type="float">
            <text:p>15144.0009765625</text:p>
          </table:table-cell>
          <table:table-cell table:style-name="ce8" office:value-type="float" office:value="15530.5341796875" calcext:value-type="float">
            <text:p>15,530.53</text:p>
          </table:table-cell>
          <table:table-cell table:style-name="ce8" table:formula="of:=ABS([.C34]-[.D34])/[.C34]" office:value-type="float" office:value="0.025523849590555" calcext:value-type="float">
            <text:p>0.03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3-03-01" calcext:value-type="date">
            <text:p>01/03/13</text:p>
          </table:table-cell>
          <table:table-cell table:style-name="ce7" table:formula="of:=TEXT([.A35];&quot;mmm&quot;)&amp;&quot;-&quot;&amp;YEAR([.A35])" office:value-type="string" office:string-value="Mar-2013" calcext:value-type="string">
            <text:p>Mar-2013</text:p>
          </table:table-cell>
          <table:table-cell table:style-name="ce2" office:value-type="float" office:value="15985" calcext:value-type="float">
            <text:p>15985</text:p>
          </table:table-cell>
          <table:table-cell table:style-name="ce8" office:value-type="float" office:value="15072.8330078125" calcext:value-type="float">
            <text:p>15,072.83</text:p>
          </table:table-cell>
          <table:table-cell table:style-name="ce8" table:formula="of:=ABS([.C35]-[.D35])/[.C35]" office:value-type="float" office:value="0.0570639344502659" calcext:value-type="float">
            <text:p>0.06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3-04-01" calcext:value-type="date">
            <text:p>01/04/13</text:p>
          </table:table-cell>
          <table:table-cell table:style-name="ce7" table:formula="of:=TEXT([.A36];&quot;mmm&quot;)&amp;&quot;-&quot;&amp;YEAR([.A36])" office:value-type="string" office:string-value="Apr-2013" calcext:value-type="string">
            <text:p>Apr-2013</text:p>
          </table:table-cell>
          <table:table-cell table:style-name="ce2" office:value-type="float" office:value="14055" calcext:value-type="float">
            <text:p>14055</text:p>
          </table:table-cell>
          <table:table-cell table:style-name="ce8" office:value-type="float" office:value="14651.4921875" calcext:value-type="float">
            <text:p>14,651.49</text:p>
          </table:table-cell>
          <table:table-cell table:style-name="ce8" table:formula="of:=ABS([.C36]-[.D36])/[.C36]" office:value-type="float" office:value="0.0424398568125222" calcext:value-type="float">
            <text:p>0.04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3-05-01" calcext:value-type="date">
            <text:p>01/05/13</text:p>
          </table:table-cell>
          <table:table-cell table:style-name="ce7" table:formula="of:=TEXT([.A37];&quot;mmm&quot;)&amp;&quot;-&quot;&amp;YEAR([.A37])" office:value-type="string" office:string-value="May-2013" calcext:value-type="string">
            <text:p>May-2013</text:p>
          </table:table-cell>
          <table:table-cell table:style-name="ce2" office:value-type="float" office:value="13425.9990234375" calcext:value-type="float">
            <text:p>13425.9990234375</text:p>
          </table:table-cell>
          <table:table-cell table:style-name="ce8" office:value-type="float" office:value="14281.310546875" calcext:value-type="float">
            <text:p>14,281.31</text:p>
          </table:table-cell>
          <table:table-cell table:style-name="ce8" table:formula="of:=ABS([.C37]-[.D37])/[.C37]" office:value-type="float" office:value="0.0637056149001947" calcext:value-type="float">
            <text:p>0.06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3-06-01" calcext:value-type="date">
            <text:p>01/06/13</text:p>
          </table:table-cell>
          <table:table-cell table:style-name="ce7" table:formula="of:=TEXT([.A38];&quot;mmm&quot;)&amp;&quot;-&quot;&amp;YEAR([.A38])" office:value-type="string" office:string-value="Jun-2013" calcext:value-type="string">
            <text:p>Jun-2013</text:p>
          </table:table-cell>
          <table:table-cell table:style-name="ce2" office:value-type="float" office:value="13635" calcext:value-type="float">
            <text:p>13635</text:p>
          </table:table-cell>
          <table:table-cell table:style-name="ce8" office:value-type="float" office:value="13901.322265625" calcext:value-type="float">
            <text:p>13,901.32</text:p>
          </table:table-cell>
          <table:table-cell table:style-name="ce8" table:formula="of:=ABS([.C38]-[.D38])/[.C38]" office:value-type="float" office:value="0.0195322527044371" calcext:value-type="float">
            <text:p>0.02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3-07-01" calcext:value-type="date">
            <text:p>01/07/13</text:p>
          </table:table-cell>
          <table:table-cell table:style-name="ce7" table:formula="of:=TEXT([.A39];&quot;mmm&quot;)&amp;&quot;-&quot;&amp;YEAR([.A39])" office:value-type="string" office:string-value="Jul-2013" calcext:value-type="string">
            <text:p>Jul-2013</text:p>
          </table:table-cell>
          <table:table-cell table:style-name="ce2" office:value-type="float" office:value="13470" calcext:value-type="float">
            <text:p>13470</text:p>
          </table:table-cell>
          <table:table-cell table:style-name="ce8" office:value-type="float" office:value="13536.1171875" calcext:value-type="float">
            <text:p>13,536.12</text:p>
          </table:table-cell>
          <table:table-cell table:style-name="ce8" table:formula="of:=ABS([.C39]-[.D39])/[.C39]" office:value-type="float" office:value="0.00490847717149221" calcext:value-type="float">
            <text:p>0.00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3-08-01" calcext:value-type="date">
            <text:p>01/08/13</text:p>
          </table:table-cell>
          <table:table-cell table:style-name="ce7" table:formula="of:=TEXT([.A40];&quot;mmm&quot;)&amp;&quot;-&quot;&amp;YEAR([.A40])" office:value-type="string" office:string-value="Aug-2013" calcext:value-type="string">
            <text:p>Aug-2013</text:p>
          </table:table-cell>
          <table:table-cell table:style-name="ce2" office:value-type="float" office:value="13335.9990234375" calcext:value-type="float">
            <text:p>13335.9990234375</text:p>
          </table:table-cell>
          <table:table-cell table:style-name="ce8" office:value-type="float" office:value="13145.6884765625" calcext:value-type="float">
            <text:p>13,145.69</text:p>
          </table:table-cell>
          <table:table-cell table:style-name="ce8" table:formula="of:=ABS([.C40]-[.D40])/[.C40]" office:value-type="float" office:value="0.0142704379732284" calcext:value-type="float">
            <text:p>0.01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3-09-01" calcext:value-type="date">
            <text:p>01/09/13</text:p>
          </table:table-cell>
          <table:table-cell table:style-name="ce7" table:formula="of:=TEXT([.A41];&quot;mmm&quot;)&amp;&quot;-&quot;&amp;YEAR([.A41])" office:value-type="string" office:string-value="Sep-2013" calcext:value-type="string">
            <text:p>Sep-2013</text:p>
          </table:table-cell>
          <table:table-cell table:style-name="ce2" office:value-type="float" office:value="12630.9990234375" calcext:value-type="float">
            <text:p>12630.9990234375</text:p>
          </table:table-cell>
          <table:table-cell table:style-name="ce8" office:value-type="float" office:value="12733.03125" calcext:value-type="float">
            <text:p>12,733.03</text:p>
          </table:table-cell>
          <table:table-cell table:style-name="ce8" table:formula="of:=ABS([.C41]-[.D41])/[.C41]" office:value-type="float" office:value="0.00807792213214281" calcext:value-type="float">
            <text:p>0.01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3-10-01" calcext:value-type="date">
            <text:p>01/10/13</text:p>
          </table:table-cell>
          <table:table-cell table:style-name="ce7" table:formula="of:=TEXT([.A42];&quot;mmm&quot;)&amp;&quot;-&quot;&amp;YEAR([.A42])" office:value-type="string" office:string-value="Oct-2013" calcext:value-type="string">
            <text:p>Oct-2013</text:p>
          </table:table-cell>
          <table:table-cell table:style-name="ce2" office:value-type="float" office:value="12454" calcext:value-type="float">
            <text:p>12454</text:p>
          </table:table-cell>
          <table:table-cell table:style-name="ce8" office:value-type="float" office:value="12418.9384765625" calcext:value-type="float">
            <text:p>12,418.94</text:p>
          </table:table-cell>
          <table:table-cell table:style-name="ce8" table:formula="of:=ABS([.C42]-[.D42])/[.C42]" office:value-type="float" office:value="0.00281528211317649" calcext:value-type="float">
            <text:p>0.00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3-11-01" calcext:value-type="date">
            <text:p>01/11/13</text:p>
          </table:table-cell>
          <table:table-cell table:style-name="ce7" table:formula="of:=TEXT([.A43];&quot;mmm&quot;)&amp;&quot;-&quot;&amp;YEAR([.A43])" office:value-type="string" office:string-value="Nov-2013" calcext:value-type="string">
            <text:p>Nov-2013</text:p>
          </table:table-cell>
          <table:table-cell table:style-name="ce2" office:value-type="float" office:value="11709.9990234375" calcext:value-type="float">
            <text:p>11709.9990234375</text:p>
          </table:table-cell>
          <table:table-cell table:style-name="ce8" office:value-type="float" office:value="12194.4716796875" calcext:value-type="float">
            <text:p>12,194.47</text:p>
          </table:table-cell>
          <table:table-cell table:style-name="ce8" table:formula="of:=ABS([.C43]-[.D43])/[.C43]" office:value-type="float" office:value="0.0413725616270617" calcext:value-type="float">
            <text:p>0.04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3-12-01" calcext:value-type="date">
            <text:p>01/12/13</text:p>
          </table:table-cell>
          <table:table-cell table:style-name="ce7" table:formula="of:=TEXT([.A44];&quot;mmm&quot;)&amp;&quot;-&quot;&amp;YEAR([.A44])" office:value-type="string" office:string-value="Dec-2013" calcext:value-type="string">
            <text:p>Dec-2013</text:p>
          </table:table-cell>
          <table:table-cell table:style-name="ce2" office:value-type="float" office:value="11224.0009765625" calcext:value-type="float">
            <text:p>11224.0009765625</text:p>
          </table:table-cell>
          <table:table-cell table:style-name="ce8" office:value-type="float" office:value="11836.638671875" calcext:value-type="float">
            <text:p>11,836.64</text:p>
          </table:table-cell>
          <table:table-cell table:style-name="ce8" table:formula="of:=ABS([.C44]-[.D44])/[.C44]" office:value-type="float" office:value="0.0545828262659443" calcext:value-type="float">
            <text:p>0.05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4-01-01" calcext:value-type="date">
            <text:p>01/01/14</text:p>
          </table:table-cell>
          <table:table-cell table:style-name="ce7" table:formula="of:=TEXT([.A45];&quot;mmm&quot;)&amp;&quot;-&quot;&amp;YEAR([.A45])" office:value-type="string" office:string-value="Jan-2014" calcext:value-type="string">
            <text:p>Jan-2014</text:p>
          </table:table-cell>
          <table:table-cell table:style-name="ce2" office:value-type="float" office:value="11429" calcext:value-type="float">
            <text:p>11429</text:p>
          </table:table-cell>
          <table:table-cell table:style-name="ce8" office:value-type="float" office:value="11441.6533203125" calcext:value-type="float">
            <text:p>11,441.65</text:p>
          </table:table-cell>
          <table:table-cell table:style-name="ce8" table:formula="of:=ABS([.C45]-[.D45])/[.C45]" office:value-type="float" office:value="0.00110712401019337" calcext:value-type="float">
            <text:p>0.00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4-02-01" calcext:value-type="date">
            <text:p>01/02/14</text:p>
          </table:table-cell>
          <table:table-cell table:style-name="ce7" table:formula="of:=TEXT([.A46];&quot;mmm&quot;)&amp;&quot;-&quot;&amp;YEAR([.A46])" office:value-type="string" office:string-value="Feb-2014" calcext:value-type="string">
            <text:p>Feb-2014</text:p>
          </table:table-cell>
          <table:table-cell table:style-name="ce2" office:value-type="float" office:value="10115.0009765625" calcext:value-type="float">
            <text:p>10115.0009765625</text:p>
          </table:table-cell>
          <table:table-cell table:style-name="ce8" office:value-type="float" office:value="11042.1748046875" calcext:value-type="float">
            <text:p>11,042.17</text:p>
          </table:table-cell>
          <table:table-cell table:style-name="ce8" table:formula="of:=ABS([.C46]-[.D46])/[.C46]" office:value-type="float" office:value="0.0916632465259625" calcext:value-type="float">
            <text:p>0.09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4-03-01" calcext:value-type="date">
            <text:p>01/03/14</text:p>
          </table:table-cell>
          <table:table-cell table:style-name="ce7" table:formula="of:=TEXT([.A47];&quot;mmm&quot;)&amp;&quot;-&quot;&amp;YEAR([.A47])" office:value-type="string" office:string-value="Mar-2014" calcext:value-type="string">
            <text:p>Mar-2014</text:p>
          </table:table-cell>
          <table:table-cell table:style-name="ce2" office:value-type="float" office:value="10451.0009765625" calcext:value-type="float">
            <text:p>10451.0009765625</text:p>
          </table:table-cell>
          <table:table-cell table:style-name="ce8" office:value-type="float" office:value="10790.56640625" calcext:value-type="float">
            <text:p>10,790.57</text:p>
          </table:table-cell>
          <table:table-cell table:style-name="ce8" table:formula="of:=ABS([.C47]-[.D47])/[.C47]" office:value-type="float" office:value="0.0324911872507726" calcext:value-type="float">
            <text:p>0.03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4-04-01" calcext:value-type="date">
            <text:p>01/04/14</text:p>
          </table:table-cell>
          <table:table-cell table:style-name="ce7" table:formula="of:=TEXT([.A48];&quot;mmm&quot;)&amp;&quot;-&quot;&amp;YEAR([.A48])" office:value-type="string" office:string-value="Apr-2014" calcext:value-type="string">
            <text:p>Apr-2014</text:p>
          </table:table-cell>
          <table:table-cell table:style-name="ce2" office:value-type="float" office:value="10285" calcext:value-type="float">
            <text:p>10285</text:p>
          </table:table-cell>
          <table:table-cell table:style-name="ce8" office:value-type="float" office:value="10448.115234375" calcext:value-type="float">
            <text:p>10,448.12</text:p>
          </table:table-cell>
          <table:table-cell table:style-name="ce8" table:formula="of:=ABS([.C48]-[.D48])/[.C48]" office:value-type="float" office:value="0.0158595269202722" calcext:value-type="float">
            <text:p>0.02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4-05-01" calcext:value-type="date">
            <text:p>01/05/14</text:p>
          </table:table-cell>
          <table:table-cell table:style-name="ce7" table:formula="of:=TEXT([.A49];&quot;mmm&quot;)&amp;&quot;-&quot;&amp;YEAR([.A49])" office:value-type="string" office:string-value="May-2014" calcext:value-type="string">
            <text:p>May-2014</text:p>
          </table:table-cell>
          <table:table-cell table:style-name="ce2" office:value-type="float" office:value="10382" calcext:value-type="float">
            <text:p>10382</text:p>
          </table:table-cell>
          <table:table-cell table:style-name="ce8" office:value-type="float" office:value="10200.0146484375" calcext:value-type="float">
            <text:p>10,200.01</text:p>
          </table:table-cell>
          <table:table-cell table:style-name="ce8" table:formula="of:=ABS([.C49]-[.D49])/[.C49]" office:value-type="float" office:value="0.017528930029137" calcext:value-type="float">
            <text:p>0.02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4-06-01" calcext:value-type="date">
            <text:p>01/06/14</text:p>
          </table:table-cell>
          <table:table-cell table:style-name="ce7" table:formula="of:=TEXT([.A50];&quot;mmm&quot;)&amp;&quot;-&quot;&amp;YEAR([.A50])" office:value-type="string" office:string-value="Jun-2014" calcext:value-type="string">
            <text:p>Jun-2014</text:p>
          </table:table-cell>
          <table:table-cell table:style-name="ce2" office:value-type="float" office:value="9713" calcext:value-type="float">
            <text:p>9713</text:p>
          </table:table-cell>
          <table:table-cell table:style-name="ce8" office:value-type="float" office:value="9970.49609375" calcext:value-type="float">
            <text:p>9,970.50</text:p>
          </table:table-cell>
          <table:table-cell table:style-name="ce8" table:formula="of:=ABS([.C50]-[.D50])/[.C50]" office:value-type="float" office:value="0.0265104595645012" calcext:value-type="float">
            <text:p>0.03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4-07-01" calcext:value-type="date">
            <text:p>01/07/14</text:p>
          </table:table-cell>
          <table:table-cell table:style-name="ce7" table:formula="of:=TEXT([.A51];&quot;mmm&quot;)&amp;&quot;-&quot;&amp;YEAR([.A51])" office:value-type="string" office:string-value="Jul-2014" calcext:value-type="string">
            <text:p>Jul-2014</text:p>
          </table:table-cell>
          <table:table-cell table:style-name="ce2" office:value-type="float" office:value="9798" calcext:value-type="float">
            <text:p>9798</text:p>
          </table:table-cell>
          <table:table-cell table:style-name="ce8" office:value-type="float" office:value="9699.1640625" calcext:value-type="float">
            <text:p>9,699.16</text:p>
          </table:table-cell>
          <table:table-cell table:style-name="ce8" table:formula="of:=ABS([.C51]-[.D51])/[.C51]" office:value-type="float" office:value="0.0100873583894672" calcext:value-type="float">
            <text:p>0.01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4-08-01" calcext:value-type="date">
            <text:p>01/08/14</text:p>
          </table:table-cell>
          <table:table-cell table:style-name="ce7" table:formula="of:=TEXT([.A52];&quot;mmm&quot;)&amp;&quot;-&quot;&amp;YEAR([.A52])" office:value-type="string" office:string-value="Aug-2014" calcext:value-type="string">
            <text:p>Aug-2014</text:p>
          </table:table-cell>
          <table:table-cell table:style-name="ce2" office:value-type="float" office:value="9652" calcext:value-type="float">
            <text:p>9652</text:p>
          </table:table-cell>
          <table:table-cell table:style-name="ce8" office:value-type="float" office:value="9414.84765625" calcext:value-type="float">
            <text:p>9,414.85</text:p>
          </table:table-cell>
          <table:table-cell table:style-name="ce8" table:formula="of:=ABS([.C52]-[.D52])/[.C52]" office:value-type="float" office:value="0.0245702801232905" calcext:value-type="float">
            <text:p>0.02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4-09-01" calcext:value-type="date">
            <text:p>01/09/14</text:p>
          </table:table-cell>
          <table:table-cell table:style-name="ce7" table:formula="of:=TEXT([.A53];&quot;mmm&quot;)&amp;&quot;-&quot;&amp;YEAR([.A53])" office:value-type="string" office:string-value="Sep-2014" calcext:value-type="string">
            <text:p>Sep-2014</text:p>
          </table:table-cell>
          <table:table-cell table:style-name="ce2" office:value-type="float" office:value="8961.0009765625" calcext:value-type="float">
            <text:p>8961.0009765625</text:p>
          </table:table-cell>
          <table:table-cell table:style-name="ce8" office:value-type="float" office:value="9114.5390625" calcext:value-type="float">
            <text:p>9,114.54</text:p>
          </table:table-cell>
          <table:table-cell table:style-name="ce8" table:formula="of:=ABS([.C53]-[.D53])/[.C53]" office:value-type="float" office:value="0.017134032943315" calcext:value-type="float">
            <text:p>0.02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4-10-01" calcext:value-type="date">
            <text:p>01/10/14</text:p>
          </table:table-cell>
          <table:table-cell table:style-name="ce7" table:formula="of:=TEXT([.A54];&quot;mmm&quot;)&amp;&quot;-&quot;&amp;YEAR([.A54])" office:value-type="string" office:string-value="Oct-2014" calcext:value-type="string">
            <text:p>Oct-2014</text:p>
          </table:table-cell>
          <table:table-cell table:style-name="ce2" office:value-type="float" office:value="9034" calcext:value-type="float">
            <text:p>9034</text:p>
          </table:table-cell>
          <table:table-cell table:style-name="ce8" office:value-type="float" office:value="8849.0732421875" calcext:value-type="float">
            <text:p>8,849.07</text:p>
          </table:table-cell>
          <table:table-cell table:style-name="ce8" table:formula="of:=ABS([.C54]-[.D54])/[.C54]" office:value-type="float" office:value="0.0204700860983507" calcext:value-type="float">
            <text:p>0.02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4-11-01" calcext:value-type="date">
            <text:p>01/11/14</text:p>
          </table:table-cell>
          <table:table-cell table:style-name="ce7" table:formula="of:=TEXT([.A55];&quot;mmm&quot;)&amp;&quot;-&quot;&amp;YEAR([.A55])" office:value-type="string" office:string-value="Nov-2014" calcext:value-type="string">
            <text:p>Nov-2014</text:p>
          </table:table-cell>
          <table:table-cell table:style-name="ce2" office:value-type="float" office:value="8216.0009765625" calcext:value-type="float">
            <text:p>8216.0009765625</text:p>
          </table:table-cell>
          <table:table-cell table:style-name="ce8" office:value-type="float" office:value="8568.38671875" calcext:value-type="float">
            <text:p>8,568.39</text:p>
          </table:table-cell>
          <table:table-cell table:style-name="ce8" table:formula="of:=ABS([.C55]-[.D55])/[.C55]" office:value-type="float" office:value="0.0428901777388706" calcext:value-type="float">
            <text:p>0.04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4-12-01" calcext:value-type="date">
            <text:p>01/12/14</text:p>
          </table:table-cell>
          <table:table-cell table:style-name="ce7" table:formula="of:=TEXT([.A56];&quot;mmm&quot;)&amp;&quot;-&quot;&amp;YEAR([.A56])" office:value-type="string" office:string-value="Dec-2014" calcext:value-type="string">
            <text:p>Dec-2014</text:p>
          </table:table-cell>
          <table:table-cell table:style-name="ce2" office:value-type="float" office:value="8513" calcext:value-type="float">
            <text:p>8513</text:p>
          </table:table-cell>
          <table:table-cell table:style-name="ce8" office:value-type="float" office:value="8328.9228515625" calcext:value-type="float">
            <text:p>8,328.92</text:p>
          </table:table-cell>
          <table:table-cell table:style-name="ce8" table:formula="of:=ABS([.C56]-[.D56])/[.C56]" office:value-type="float" office:value="0.0216230645409961" calcext:value-type="float">
            <text:p>0.02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5-01-01" calcext:value-type="date">
            <text:p>01/01/15</text:p>
          </table:table-cell>
          <table:table-cell table:style-name="ce7" table:formula="of:=TEXT([.A57];&quot;mmm&quot;)&amp;&quot;-&quot;&amp;YEAR([.A57])" office:value-type="string" office:string-value="Jan-2015" calcext:value-type="string">
            <text:p>Jan-2015</text:p>
          </table:table-cell>
          <table:table-cell table:style-name="ce2" office:value-type="float" office:value="7695.0009765625" calcext:value-type="float">
            <text:p>7695.0009765625</text:p>
          </table:table-cell>
          <table:table-cell table:style-name="ce8" office:value-type="float" office:value="8107.9677734375" calcext:value-type="float">
            <text:p>8,107.97</text:p>
          </table:table-cell>
          <table:table-cell table:style-name="ce8" table:formula="of:=ABS([.C57]-[.D57])/[.C57]" office:value-type="float" office:value="0.0536668933678914" calcext:value-type="float">
            <text:p>0.05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5-02-01" calcext:value-type="date">
            <text:p>01/02/15</text:p>
          </table:table-cell>
          <table:table-cell table:style-name="ce7" table:formula="of:=TEXT([.A58];&quot;mmm&quot;)&amp;&quot;-&quot;&amp;YEAR([.A58])" office:value-type="string" office:string-value="Feb-2015" calcext:value-type="string">
            <text:p>Feb-2015</text:p>
          </table:table-cell>
          <table:table-cell table:style-name="ce2" office:value-type="float" office:value="7030" calcext:value-type="float">
            <text:p>7030</text:p>
          </table:table-cell>
          <table:table-cell table:style-name="ce8" office:value-type="float" office:value="7821.27001953125" calcext:value-type="float">
            <text:p>7,821.27</text:p>
          </table:table-cell>
          <table:table-cell table:style-name="ce8" table:formula="of:=ABS([.C58]-[.D58])/[.C58]" office:value-type="float" office:value="0.112556190544986" calcext:value-type="float">
            <text:p>0.11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5-03-01" calcext:value-type="date">
            <text:p>01/03/15</text:p>
          </table:table-cell>
          <table:table-cell table:style-name="ce7" table:formula="of:=TEXT([.A59];&quot;mmm&quot;)&amp;&quot;-&quot;&amp;YEAR([.A59])" office:value-type="string" office:string-value="Mar-2015" calcext:value-type="string">
            <text:p>Mar-2015</text:p>
          </table:table-cell>
          <table:table-cell table:style-name="ce2" office:value-type="float" office:value="7407" calcext:value-type="float">
            <text:p>7407</text:p>
          </table:table-cell>
          <table:table-cell table:style-name="ce8" office:value-type="float" office:value="7649.537109375" calcext:value-type="float">
            <text:p>7,649.54</text:p>
          </table:table-cell>
          <table:table-cell table:style-name="ce8" table:formula="of:=ABS([.C59]-[.D59])/[.C59]" office:value-type="float" office:value="0.0327443107027136" calcext:value-type="float">
            <text:p>0.03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5-04-01" calcext:value-type="date">
            <text:p>01/04/15</text:p>
          </table:table-cell>
          <table:table-cell table:style-name="ce7" table:formula="of:=TEXT([.A60];&quot;mmm&quot;)&amp;&quot;-&quot;&amp;YEAR([.A60])" office:value-type="string" office:string-value="Apr-2015" calcext:value-type="string">
            <text:p>Apr-2015</text:p>
          </table:table-cell>
          <table:table-cell table:style-name="ce2" office:value-type="float" office:value="7219.00048828125" calcext:value-type="float">
            <text:p>7219.0004882813</text:p>
          </table:table-cell>
          <table:table-cell table:style-name="ce8" office:value-type="float" office:value="7392.39599609375" calcext:value-type="float">
            <text:p>7,392.40</text:p>
          </table:table-cell>
          <table:table-cell table:style-name="ce8" table:formula="of:=ABS([.C60]-[.D60])/[.C60]" office:value-type="float" office:value="0.0240193234636812" calcext:value-type="float">
            <text:p>0.02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5-05-01" calcext:value-type="date">
            <text:p>01/05/15</text:p>
          </table:table-cell>
          <table:table-cell table:style-name="ce7" table:formula="of:=TEXT([.A61];&quot;mmm&quot;)&amp;&quot;-&quot;&amp;YEAR([.A61])" office:value-type="string" office:string-value="May-2015" calcext:value-type="string">
            <text:p>May-2015</text:p>
          </table:table-cell>
          <table:table-cell table:style-name="ce2" office:value-type="float" office:value="6694" calcext:value-type="float">
            <text:p>6694</text:p>
          </table:table-cell>
          <table:table-cell table:style-name="ce8" office:value-type="float" office:value="7112.73974609375" calcext:value-type="float">
            <text:p>7,112.74</text:p>
          </table:table-cell>
          <table:table-cell table:style-name="ce8" table:formula="of:=ABS([.C61]-[.D61])/[.C61]" office:value-type="float" office:value="0.0625544885111667" calcext:value-type="float">
            <text:p>0.06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5-06-01" calcext:value-type="date">
            <text:p>01/06/15</text:p>
          </table:table-cell>
          <table:table-cell table:style-name="ce7" table:formula="of:=TEXT([.A62];&quot;mmm&quot;)&amp;&quot;-&quot;&amp;YEAR([.A62])" office:value-type="string" office:string-value="Jun-2015" calcext:value-type="string">
            <text:p>Jun-2015</text:p>
          </table:table-cell>
          <table:table-cell table:style-name="ce2" office:value-type="float" office:value="6390" calcext:value-type="float">
            <text:p>6390</text:p>
          </table:table-cell>
          <table:table-cell table:style-name="ce8" office:value-type="float" office:value="6772.33251953125" calcext:value-type="float">
            <text:p>6,772.33</text:p>
          </table:table-cell>
          <table:table-cell table:style-name="ce8" table:formula="of:=ABS([.C62]-[.D62])/[.C62]" office:value-type="float" office:value="0.0598329451535603" calcext:value-type="float">
            <text:p>0.06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5-07-01" calcext:value-type="date">
            <text:p>01/07/15</text:p>
          </table:table-cell>
          <table:table-cell table:style-name="ce7" table:formula="of:=TEXT([.A63];&quot;mmm&quot;)&amp;&quot;-&quot;&amp;YEAR([.A63])" office:value-type="string" office:string-value="Jul-2015" calcext:value-type="string">
            <text:p>Jul-2015</text:p>
          </table:table-cell>
          <table:table-cell table:style-name="ce2" office:value-type="float" office:value="6635.99951171875" calcext:value-type="float">
            <text:p>6635.9995117188</text:p>
          </table:table-cell>
          <table:table-cell table:style-name="ce8" office:value-type="float" office:value="6478.3857421875" calcext:value-type="float">
            <text:p>6,478.39</text:p>
          </table:table-cell>
          <table:table-cell table:style-name="ce8" table:formula="of:=ABS([.C63]-[.D63])/[.C63]" office:value-type="float" office:value="0.0237513232562652" calcext:value-type="float">
            <text:p>0.02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5-08-01" calcext:value-type="date">
            <text:p>01/08/15</text:p>
          </table:table-cell>
          <table:table-cell table:style-name="ce7" table:formula="of:=TEXT([.A64];&quot;mmm&quot;)&amp;&quot;-&quot;&amp;YEAR([.A64])" office:value-type="string" office:string-value="Aug-2015" calcext:value-type="string">
            <text:p>Aug-2015</text:p>
          </table:table-cell>
          <table:table-cell table:style-name="ce2" office:value-type="float" office:value="6315.99951171875" calcext:value-type="float">
            <text:p>6315.9995117188</text:p>
          </table:table-cell>
          <table:table-cell table:style-name="ce8" office:value-type="float" office:value="6125.20263671875" calcext:value-type="float">
            <text:p>6,125.20</text:p>
          </table:table-cell>
          <table:table-cell table:style-name="ce8" table:formula="of:=ABS([.C64]-[.D64])/[.C64]" office:value-type="float" office:value="0.0302085005937689" calcext:value-type="float">
            <text:p>0.03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5-09-01" calcext:value-type="date">
            <text:p>01/09/15</text:p>
          </table:table-cell>
          <table:table-cell table:style-name="ce7" table:formula="of:=TEXT([.A65];&quot;mmm&quot;)&amp;&quot;-&quot;&amp;YEAR([.A65])" office:value-type="string" office:string-value="Sep-2015" calcext:value-type="string">
            <text:p>Sep-2015</text:p>
          </table:table-cell>
          <table:table-cell table:style-name="ce2" office:value-type="float" office:value="5869" calcext:value-type="float">
            <text:p>5869</text:p>
          </table:table-cell>
          <table:table-cell table:style-name="ce8" office:value-type="float" office:value="5744.36083984375" calcext:value-type="float">
            <text:p>5,744.36</text:p>
          </table:table-cell>
          <table:table-cell table:style-name="ce8" table:formula="of:=ABS([.C65]-[.D65])/[.C65]" office:value-type="float" office:value="0.021236864909908" calcext:value-type="float">
            <text:p>0.02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5-10-01" calcext:value-type="date">
            <text:p>01/10/15</text:p>
          </table:table-cell>
          <table:table-cell table:style-name="ce7" table:formula="of:=TEXT([.A66];&quot;mmm&quot;)&amp;&quot;-&quot;&amp;YEAR([.A66])" office:value-type="string" office:string-value="Oct-2015" calcext:value-type="string">
            <text:p>Oct-2015</text:p>
          </table:table-cell>
          <table:table-cell table:style-name="ce2" office:value-type="float" office:value="4972" calcext:value-type="float">
            <text:p>4972</text:p>
          </table:table-cell>
          <table:table-cell table:style-name="ce8" office:value-type="float" office:value="5427.41650390625" calcext:value-type="float">
            <text:p>5,427.42</text:p>
          </table:table-cell>
          <table:table-cell table:style-name="ce8" table:formula="of:=ABS([.C66]-[.D66])/[.C66]" office:value-type="float" office:value="0.0915962397237027" calcext:value-type="float">
            <text:p>0.09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5-11-01" calcext:value-type="date">
            <text:p>01/11/15</text:p>
          </table:table-cell>
          <table:table-cell table:style-name="ce7" table:formula="of:=TEXT([.A67];&quot;mmm&quot;)&amp;&quot;-&quot;&amp;YEAR([.A67])" office:value-type="string" office:string-value="Nov-2015" calcext:value-type="string">
            <text:p>Nov-2015</text:p>
          </table:table-cell>
          <table:table-cell table:style-name="ce2" office:value-type="float" office:value="6119.00048828125" calcext:value-type="float">
            <text:p>6119.0004882813</text:p>
          </table:table-cell>
          <table:table-cell table:style-name="ce8" office:value-type="float" office:value="5041.2548828125" calcext:value-type="float">
            <text:p>5,041.25</text:p>
          </table:table-cell>
          <table:table-cell table:style-name="ce8" table:formula="of:=ABS([.C67]-[.D67])/[.C67]" office:value-type="float" office:value="0.176130988636589" calcext:value-type="float">
            <text:p>0.18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5-12-01" calcext:value-type="date">
            <text:p>01/12/15</text:p>
          </table:table-cell>
          <table:table-cell table:style-name="ce7" table:formula="of:=TEXT([.A68];&quot;mmm&quot;)&amp;&quot;-&quot;&amp;YEAR([.A68])" office:value-type="string" office:string-value="Dec-2015" calcext:value-type="string">
            <text:p>Dec-2015</text:p>
          </table:table-cell>
          <table:table-cell table:style-name="ce2" office:value-type="float" office:value="6008.99951171875" calcext:value-type="float">
            <text:p>6008.9995117188</text:p>
          </table:table-cell>
          <table:table-cell table:style-name="ce8" office:value-type="float" office:value="4749.298828125" calcext:value-type="float">
            <text:p>4,749.30</text:p>
          </table:table-cell>
          <table:table-cell table:style-name="ce8" table:formula="of:=ABS([.C68]-[.D68])/[.C68]" office:value-type="float" office:value="0.209635677476272" calcext:value-type="float">
            <text:p>0.21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6-01-01" calcext:value-type="date">
            <text:p>01/01/16</text:p>
          </table:table-cell>
          <table:table-cell table:style-name="ce7" table:formula="of:=TEXT([.A69];&quot;mmm&quot;)&amp;&quot;-&quot;&amp;YEAR([.A69])" office:value-type="string" office:string-value="Jan-2016" calcext:value-type="string">
            <text:p>Jan-2016</text:p>
          </table:table-cell>
          <table:table-cell table:style-name="ce2" office:value-type="float" office:value="6696" calcext:value-type="float">
            <text:p>6696</text:p>
          </table:table-cell>
          <table:table-cell table:style-name="ce8" office:value-type="float" office:value="4167.3447265625" calcext:value-type="float">
            <text:p>4,167.34</text:p>
          </table:table-cell>
          <table:table-cell table:style-name="ce8" table:formula="of:=ABS([.C69]-[.D69])/[.C69]" office:value-type="float" office:value="0.377636689581467" calcext:value-type="float">
            <text:p>0.38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6-02-01" calcext:value-type="date">
            <text:p>01/02/16</text:p>
          </table:table-cell>
          <table:table-cell table:style-name="ce7" table:formula="of:=TEXT([.A70];&quot;mmm&quot;)&amp;&quot;-&quot;&amp;YEAR([.A70])" office:value-type="string" office:string-value="Feb-2016" calcext:value-type="string">
            <text:p>Feb-2016</text:p>
          </table:table-cell>
          <table:table-cell table:style-name="ce2" office:value-type="float" office:value="6671" calcext:value-type="float">
            <text:p>6671</text:p>
          </table:table-cell>
          <table:table-cell table:style-name="ce8" office:value-type="float" office:value="3644.93139648437" calcext:value-type="float">
            <text:p>3,644.93</text:p>
          </table:table-cell>
          <table:table-cell table:style-name="ce8" table:formula="of:=ABS([.C70]-[.D70])/[.C70]" office:value-type="float" office:value="0.453615440491025" calcext:value-type="float">
            <text:p>0.45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6-03-01" calcext:value-type="date">
            <text:p>01/03/16</text:p>
          </table:table-cell>
          <table:table-cell table:style-name="ce7" table:formula="of:=TEXT([.A71];&quot;mmm&quot;)&amp;&quot;-&quot;&amp;YEAR([.A71])" office:value-type="string" office:string-value="Mar-2016" calcext:value-type="string">
            <text:p>Mar-2016</text:p>
          </table:table-cell>
          <table:table-cell table:style-name="ce2" office:value-type="float" office:value="3016" calcext:value-type="float">
            <text:p>3016</text:p>
          </table:table-cell>
          <table:table-cell table:style-name="ce8" office:value-type="float" office:value="3361.3017578125" calcext:value-type="float">
            <text:p>3,361.30</text:p>
          </table:table-cell>
          <table:table-cell table:style-name="ce8" table:formula="of:=ABS([.C71]-[.D71])/[.C71]" office:value-type="float" office:value="0.114489972749503" calcext:value-type="float">
            <text:p>0.11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6-04-01" calcext:value-type="date">
            <text:p>01/04/16</text:p>
          </table:table-cell>
          <table:table-cell table:style-name="ce7" table:formula="of:=TEXT([.A72];&quot;mmm&quot;)&amp;&quot;-&quot;&amp;YEAR([.A72])" office:value-type="string" office:string-value="Apr-2016" calcext:value-type="string">
            <text:p>Apr-2016</text:p>
          </table:table-cell>
          <table:table-cell table:style-name="ce2" office:value-type="float" office:value="2507" calcext:value-type="float">
            <text:p>2507</text:p>
          </table:table-cell>
          <table:table-cell table:style-name="ce8" office:value-type="float" office:value="2880.892578125" calcext:value-type="float">
            <text:p>2,880.89</text:p>
          </table:table-cell>
          <table:table-cell table:style-name="ce8" table:formula="of:=ABS([.C72]-[.D72])/[.C72]" office:value-type="float" office:value="0.149139440815716" calcext:value-type="float">
            <text:p>0.15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6-05-01" calcext:value-type="date">
            <text:p>01/05/16</text:p>
          </table:table-cell>
          <table:table-cell table:style-name="ce7" table:formula="of:=TEXT([.A73];&quot;mmm&quot;)&amp;&quot;-&quot;&amp;YEAR([.A73])" office:value-type="string" office:string-value="May-2016" calcext:value-type="string">
            <text:p>May-2016</text:p>
          </table:table-cell>
          <table:table-cell table:style-name="ce2" office:value-type="float" office:value="2797" calcext:value-type="float">
            <text:p>2797</text:p>
          </table:table-cell>
          <table:table-cell table:style-name="ce8" office:value-type="float" office:value="2577.92431640625" calcext:value-type="float">
            <text:p>2,577.92</text:p>
          </table:table-cell>
          <table:table-cell table:style-name="ce8" table:formula="of:=ABS([.C73]-[.D73])/[.C73]" office:value-type="float" office:value="0.0783252354643368" calcext:value-type="float">
            <text:p>0.08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6-06-01" calcext:value-type="date">
            <text:p>01/06/16</text:p>
          </table:table-cell>
          <table:table-cell table:style-name="ce7" table:formula="of:=TEXT([.A74];&quot;mmm&quot;)&amp;&quot;-&quot;&amp;YEAR([.A74])" office:value-type="string" office:string-value="Jun-2016" calcext:value-type="string">
            <text:p>Jun-2016</text:p>
          </table:table-cell>
          <table:table-cell table:style-name="ce2" office:value-type="float" office:value="2326" calcext:value-type="float">
            <text:p>2326</text:p>
          </table:table-cell>
          <table:table-cell table:style-name="ce8" office:value-type="float" office:value="2566.84252929687" calcext:value-type="float">
            <text:p>2,566.84</text:p>
          </table:table-cell>
          <table:table-cell table:style-name="ce8" table:formula="of:=ABS([.C74]-[.D74])/[.C74]" office:value-type="float" office:value="0.10354364974070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6-07-01" calcext:value-type="date">
            <text:p>01/07/16</text:p>
          </table:table-cell>
          <table:table-cell table:style-name="ce7" table:formula="of:=TEXT([.A75];&quot;mmm&quot;)&amp;&quot;-&quot;&amp;YEAR([.A75])" office:value-type="string" office:string-value="Jul-2016" calcext:value-type="string">
            <text:p>Jul-2016</text:p>
          </table:table-cell>
          <table:table-cell table:style-name="ce2" office:value-type="float" office:value="2482" calcext:value-type="float">
            <text:p>2482</text:p>
          </table:table-cell>
          <table:table-cell table:style-name="ce8" office:value-type="float" office:value="2566.84252929687" calcext:value-type="float">
            <text:p>2,566.84</text:p>
          </table:table-cell>
          <table:table-cell table:style-name="ce8" table:formula="of:=ABS([.C75]-[.D75])/[.C75]" office:value-type="float" office:value="0.0341831302565955" calcext:value-type="float">
            <text:p>0.03</text:p>
          </table:table-cell>
          <table:table-cell table:number-columns-repeated="1019"/>
        </table:table-row>
        <table:table-row table:style-name="ro1">
          <table:table-cell table:style-name="ce7" office:value-type="date" office:date-value="2016-08-01" calcext:value-type="date">
            <text:p>01/08/16</text:p>
          </table:table-cell>
          <table:table-cell table:style-name="ce7" table:formula="of:=TEXT([.A76];&quot;mmm&quot;)&amp;&quot;-&quot;&amp;YEAR([.A76])" office:value-type="string" office:string-value="Aug-2016" calcext:value-type="string">
            <text:p>Aug-2016</text:p>
          </table:table-cell>
          <table:table-cell table:style-name="ce2" office:value-type="float" office:value="2487" calcext:value-type="float">
            <text:p>2487</text:p>
          </table:table-cell>
          <table:table-cell table:style-name="ce8" office:value-type="float" office:value="2566.84252929687" calcext:value-type="float">
            <text:p>2,566.84</text:p>
          </table:table-cell>
          <table:table-cell table:style-name="ce8" table:formula="of:=ABS([.C76]-[.D76])/[.C76]" office:value-type="float" office:value="0.0321039522705549" calcext:value-type="float">
            <text:p>0.03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9" office:value-type="string" calcext:value-type="string">
            <text:p>Average MAPE</text:p>
          </table:table-cell>
          <table:table-cell table:style-name="ce9" table:formula="of:=AVERAGE([.E2:.E76])" office:value-type="float" office:value="0.0553769273328224" calcext:value-type="float">
            <text:p>0.06</text:p>
          </table:table-cell>
          <table:table-cell table:number-columns-repeated="1019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">
      <number:number number:decimal-places="4" loext:min-decimal-places="4" number:min-integer-digits="1" number:grouping="true"/>
    </number:number-style>
    <number:number-style style:name="N129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/00/0000</text:date>, <text:time style:data-style-name="N2" text:time-value="23:41:29.1712321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9:25:03.836398262</meta:creation-date>
    <dc:date>2018-03-10T23:43:39.196833857</dc:date>
    <meta:editing-duration>PT8M13S</meta:editing-duration>
    <meta:editing-cycles>2</meta:editing-cycles>
    <meta:generator>LibreOffice/5.1.6.2$Linux_X86_64 LibreOffice_project/10m0$Build-2</meta:generator>
    <meta:document-statistic meta:table-count="2" meta:cell-count="456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44cm" svg:y="0.316cm" chart:style-name="ch2">
          <text:p>Test_API_42371383480000</text:p>
        </chart:title>
        <chart:legend chart:legend-position="end" svg:x="12.381cm" svg:y="3.952cm" style:legend-expansion="high" chart:style-name="ch3"/>
        <chart:plot-area chart:style-name="ch4" table:cell-range-address="Test_API_42371383480000.A2:Test_API_42371383480000.A12 Test_API_42371383480000.D1:Test_API_42371383480000.E12" chart:data-source-has-labels="both" svg:x="1.331cm" svg:y="1.275cm" svg:width="10.73cm" svg:height="6.564cm">
          <chartooo:coordinate-region svg:x="2.323cm" svg:y="1.275cm" svg:width="9.418cm" svg:height="4.769cm"/>
          <chart:axis chart:dimension="x" chart:name="primary-x" chart:style-name="ch5" chartooo:axis-type="auto">
            <chartooo:date-scale/>
            <chart:title svg:x="5.819cm" svg:y="8.019cm" chart:style-name="ch6">
              <text:p>Month-Year</text:p>
            </chart:title>
            <chart:categories table:cell-range-address="Test_API_42371383480000.A2:Test_API_42371383480000.A12"/>
          </chart:axis>
          <chart:axis chart:dimension="y" chart:name="primary-y" chart:style-name="ch5">
            <chart:title svg:x="0.451cm" svg:y="4.905cm" chart:style-name="ch7">
              <text:p>Gas</text:p>
            </chart:title>
            <chart:grid chart:style-name="ch8" chart:class="major"/>
          </chart:axis>
          <chart:series chart:style-name="ch9" chart:values-cell-range-address="Test_API_42371383480000.D2:Test_API_42371383480000.D12" chart:label-cell-address="Test_API_42371383480000.D1:Test_API_42371383480000.D1" chart:class="chart:line">
            <chart:data-point chart:repeated="11"/>
          </chart:series>
          <chart:series chart:style-name="ch10" chart:values-cell-range-address="Test_API_42371383480000.E2:Test_API_42371383480000.E12" chart:label-cell-address="Test_API_42371383480000.E1:Test_API_42371383480000.E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s_Actual</text:p>
                <draw:g>
                  <svg:desc>Test_API_42371383480000.D1:Test_API_42371383480000.D1</svg:desc>
                </draw:g>
              </table:table-cell>
              <table:table-cell office:value-type="string">
                <text:p>Gas_Predicted</text:p>
                <draw:g>
                  <svg:desc>Test_API_42371383480000.E1:Test_API_42371383480000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p-2016</text:p>
                <draw:g>
                  <svg:desc>Test_API_42371383480000.A2:Test_API_42371383480000.A12</svg:desc>
                </draw:g>
              </table:table-cell>
              <table:table-cell office:value-type="float" office:value="1785">
                <text:p>1785</text:p>
                <draw:g>
                  <svg:desc>Test_API_42371383480000.D2:Test_API_42371383480000.D12</svg:desc>
                </draw:g>
              </table:table-cell>
              <table:table-cell office:value-type="float" office:value="2983.41162109375">
                <text:p>2983.41162109375</text:p>
                <draw:g>
                  <svg:desc>Test_API_42371383480000.E2:Test_API_42371383480000.E12</svg:desc>
                </draw:g>
              </table:table-cell>
            </table:table-row>
            <table:table-row>
              <table:table-cell office:value-type="string">
                <text:p>Oct-2016</text:p>
              </table:table-cell>
              <table:table-cell office:value-type="float" office:value="2198">
                <text:p>2198</text:p>
              </table:table-cell>
              <table:table-cell office:value-type="float" office:value="2293.3564453125">
                <text:p>2293.3564453125</text:p>
              </table:table-cell>
            </table:table-row>
            <table:table-row>
              <table:table-cell office:value-type="string">
                <text:p>Nov-2016</text:p>
              </table:table-cell>
              <table:table-cell office:value-type="float" office:value="2100">
                <text:p>2100</text:p>
              </table:table-cell>
              <table:table-cell office:value-type="float" office:value="2178.01904296875">
                <text:p>2178.01904296875</text:p>
              </table:table-cell>
            </table:table-row>
            <table:table-row>
              <table:table-cell office:value-type="string">
                <text:p>Dec-2016</text:p>
              </table:table-cell>
              <table:table-cell office:value-type="float" office:value="2071">
                <text:p>2071</text:p>
              </table:table-cell>
              <table:table-cell office:value-type="float" office:value="2076.96142578125">
                <text:p>2076.96142578125</text:p>
              </table:table-cell>
            </table:table-row>
            <table:table-row>
              <table:table-cell office:value-type="string">
                <text:p>Jan-2017</text:p>
              </table:table-cell>
              <table:table-cell office:value-type="float" office:value="1949.99987792969">
                <text:p>1949.99987792969</text:p>
              </table:table-cell>
              <table:table-cell office:value-type="float" office:value="2027.78869628906">
                <text:p>2027.78869628906</text:p>
              </table:table-cell>
            </table:table-row>
            <table:table-row>
              <table:table-cell office:value-type="string">
                <text:p>Feb-2017</text:p>
              </table:table-cell>
              <table:table-cell office:value-type="float" office:value="1842">
                <text:p>1842</text:p>
              </table:table-cell>
              <table:table-cell office:value-type="float" office:value="2015.10180664062">
                <text:p>2015.10180664062</text:p>
              </table:table-cell>
            </table:table-row>
            <table:table-row>
              <table:table-cell office:value-type="string">
                <text:p>Mar-2017</text:p>
              </table:table-cell>
              <table:table-cell office:value-type="float" office:value="1929">
                <text:p>1929</text:p>
              </table:table-cell>
              <table:table-cell office:value-type="float" office:value="1928.35083007812">
                <text:p>1928.35083007812</text:p>
              </table:table-cell>
            </table:table-row>
            <table:table-row>
              <table:table-cell office:value-type="string">
                <text:p>Apr-2017</text:p>
              </table:table-cell>
              <table:table-cell office:value-type="float" office:value="1972.99987792969">
                <text:p>1972.99987792969</text:p>
              </table:table-cell>
              <table:table-cell office:value-type="float" office:value="1976.41137695313">
                <text:p>1976.41137695313</text:p>
              </table:table-cell>
            </table:table-row>
            <table:table-row>
              <table:table-cell office:value-type="string">
                <text:p>May-2017</text:p>
              </table:table-cell>
              <table:table-cell office:value-type="float" office:value="1742">
                <text:p>1742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Jun-2017</text:p>
              </table:table-cell>
              <table:table-cell office:value-type="float" office:value="1656.00012207031">
                <text:p>1656.00012207031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Jul-2017</text:p>
              </table:table-cell>
              <table:table-cell office:value-type="float" office:value="1888">
                <text:p>1888</text:p>
              </table:table-cell>
              <table:table-cell office:value-type="float" office:value="1586">
                <text:p>15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65cm" svg:y="0.316cm" chart:style-name="ch2">
          <text:p>Train_API_42371383480000</text:p>
        </chart:title>
        <chart:legend chart:legend-position="end" svg:x="12.381cm" svg:y="3.952cm" style:legend-expansion="high" chart:style-name="ch3"/>
        <chart:plot-area chart:style-name="ch4" table:cell-range-address="Train_API_42371383480000.B2:Train_API_42371383480000.D76 Train_API_42371383480000.C1:Train_API_42371383480000.D1" chart:data-source-has-labels="both" svg:x="1.331cm" svg:y="1.275cm" svg:width="10.73cm" svg:height="6.564cm">
          <chartooo:coordinate-region svg:x="2.693cm" svg:y="1.275cm" svg:width="9.368cm" svg:height="4.769cm"/>
          <chart:axis chart:dimension="x" chart:name="primary-x" chart:style-name="ch5" chartooo:axis-type="auto">
            <chartooo:date-scale/>
            <chart:title svg:x="5.819cm" svg:y="8.019cm" chart:style-name="ch6">
              <text:p>Month-Year</text:p>
            </chart:title>
            <chart:categories table:cell-range-address="Train_API_42371383480000.B2:Train_API_42371383480000.B76"/>
          </chart:axis>
          <chart:axis chart:dimension="y" chart:name="primary-y" chart:style-name="ch7">
            <chart:title svg:x="0.451cm" svg:y="4.905cm" chart:style-name="ch8">
              <text:p>Gas</text:p>
            </chart:title>
            <chart:grid chart:style-name="ch9" chart:class="major"/>
          </chart:axis>
          <chart:series chart:style-name="ch10" chart:values-cell-range-address="Train_API_42371383480000.C2:Train_API_42371383480000.C76" chart:label-cell-address="Train_API_42371383480000.C1:Train_API_42371383480000.C1" chart:class="chart:line">
            <chart:data-point chart:repeated="75"/>
          </chart:series>
          <chart:series chart:style-name="ch11" chart:values-cell-range-address="Train_API_42371383480000.D2:Train_API_42371383480000.D76" chart:label-cell-address="Train_API_42371383480000.D1:Train_API_42371383480000.D1" chart:class="chart:line">
            <chart:data-point chart:repeated="7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s_Actual</text:p>
                <draw:g>
                  <svg:desc>Train_API_42371383480000.C1:Train_API_42371383480000.C1</svg:desc>
                </draw:g>
              </table:table-cell>
              <table:table-cell office:value-type="string">
                <text:p>Gas_Predicted</text:p>
                <draw:g>
                  <svg:desc>Train_API_42371383480000.D1:Train_API_4237138348000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un-2010</text:p>
                <draw:g>
                  <svg:desc>Train_API_42371383480000.B2:Train_API_42371383480000.B76</svg:desc>
                </draw:g>
              </table:table-cell>
              <table:table-cell office:value-type="float" office:value="110960">
                <text:p>110960</text:p>
                <draw:g>
                  <svg:desc>Train_API_42371383480000.C2:Train_API_42371383480000.C76</svg:desc>
                </draw:g>
              </table:table-cell>
              <table:table-cell office:value-type="float" office:value="110695.453125">
                <text:p>110695.453125</text:p>
                <draw:g>
                  <svg:desc>Train_API_42371383480000.D2:Train_API_42371383480000.D76</svg:desc>
                </draw:g>
              </table:table-cell>
            </table:table-row>
            <table:table-row>
              <table:table-cell office:value-type="string">
                <text:p>Jul-2010</text:p>
              </table:table-cell>
              <table:table-cell office:value-type="float" office:value="105447">
                <text:p>105447</text:p>
              </table:table-cell>
              <table:table-cell office:value-type="float" office:value="107714.375">
                <text:p>107714.375</text:p>
              </table:table-cell>
            </table:table-row>
            <table:table-row>
              <table:table-cell office:value-type="string">
                <text:p>Aug-2010</text:p>
              </table:table-cell>
              <table:table-cell office:value-type="float" office:value="104768">
                <text:p>104768</text:p>
              </table:table-cell>
              <table:table-cell office:value-type="float" office:value="104072.53125">
                <text:p>104072.53125</text:p>
              </table:table-cell>
            </table:table-row>
            <table:table-row>
              <table:table-cell office:value-type="string">
                <text:p>Sep-2010</text:p>
              </table:table-cell>
              <table:table-cell office:value-type="float" office:value="101251">
                <text:p>101251</text:p>
              </table:table-cell>
              <table:table-cell office:value-type="float" office:value="99311.375">
                <text:p>99311.375</text:p>
              </table:table-cell>
            </table:table-row>
            <table:table-row>
              <table:table-cell office:value-type="string">
                <text:p>Oct-2010</text:p>
              </table:table-cell>
              <table:table-cell office:value-type="float" office:value="94797.0078125">
                <text:p>94797.0078125</text:p>
              </table:table-cell>
              <table:table-cell office:value-type="float" office:value="91515.5625">
                <text:p>91515.5625</text:p>
              </table:table-cell>
            </table:table-row>
            <table:table-row>
              <table:table-cell office:value-type="string">
                <text:p>Nov-2010</text:p>
              </table:table-cell>
              <table:table-cell office:value-type="float" office:value="83223">
                <text:p>83223</text:p>
              </table:table-cell>
              <table:table-cell office:value-type="float" office:value="85521.34375">
                <text:p>85521.34375</text:p>
              </table:table-cell>
            </table:table-row>
            <table:table-row>
              <table:table-cell office:value-type="string">
                <text:p>Dec-2010</text:p>
              </table:table-cell>
              <table:table-cell office:value-type="float" office:value="79680">
                <text:p>79680</text:p>
              </table:table-cell>
              <table:table-cell office:value-type="float" office:value="78912.6875">
                <text:p>78912.6875</text:p>
              </table:table-cell>
            </table:table-row>
            <table:table-row>
              <table:table-cell office:value-type="string">
                <text:p>Jan-2011</text:p>
              </table:table-cell>
              <table:table-cell office:value-type="float" office:value="73262">
                <text:p>73262</text:p>
              </table:table-cell>
              <table:table-cell office:value-type="float" office:value="74005.53125">
                <text:p>74005.53125</text:p>
              </table:table-cell>
            </table:table-row>
            <table:table-row>
              <table:table-cell office:value-type="string">
                <text:p>Feb-2011</text:p>
              </table:table-cell>
              <table:table-cell office:value-type="float" office:value="59013">
                <text:p>59013</text:p>
              </table:table-cell>
              <table:table-cell office:value-type="float" office:value="68403.4375">
                <text:p>68403.4375</text:p>
              </table:table-cell>
            </table:table-row>
            <table:table-row>
              <table:table-cell office:value-type="string">
                <text:p>Mar-2011</text:p>
              </table:table-cell>
              <table:table-cell office:value-type="float" office:value="60404">
                <text:p>60404</text:p>
              </table:table-cell>
              <table:table-cell office:value-type="float" office:value="62140.97265625">
                <text:p>62140.97265625</text:p>
              </table:table-cell>
            </table:table-row>
            <table:table-row>
              <table:table-cell office:value-type="string">
                <text:p>Apr-2011</text:p>
              </table:table-cell>
              <table:table-cell office:value-type="float" office:value="53813.00390625">
                <text:p>53813.00390625</text:p>
              </table:table-cell>
              <table:table-cell office:value-type="float" office:value="57465.7109375">
                <text:p>57465.7109375</text:p>
              </table:table-cell>
            </table:table-row>
            <table:table-row>
              <table:table-cell office:value-type="string">
                <text:p>May-2011</text:p>
              </table:table-cell>
              <table:table-cell office:value-type="float" office:value="53656">
                <text:p>53656</text:p>
              </table:table-cell>
              <table:table-cell office:value-type="float" office:value="53412.734375">
                <text:p>53412.734375</text:p>
              </table:table-cell>
            </table:table-row>
            <table:table-row>
              <table:table-cell office:value-type="string">
                <text:p>Jun-2011</text:p>
              </table:table-cell>
              <table:table-cell office:value-type="float" office:value="48962.99609375">
                <text:p>48962.99609375</text:p>
              </table:table-cell>
              <table:table-cell office:value-type="float" office:value="49743.29296875">
                <text:p>49743.29296875</text:p>
              </table:table-cell>
            </table:table-row>
            <table:table-row>
              <table:table-cell office:value-type="string">
                <text:p>Jul-2011</text:p>
              </table:table-cell>
              <table:table-cell office:value-type="float" office:value="47365">
                <text:p>47365</text:p>
              </table:table-cell>
              <table:table-cell office:value-type="float" office:value="46041.921875">
                <text:p>46041.921875</text:p>
              </table:table-cell>
            </table:table-row>
            <table:table-row>
              <table:table-cell office:value-type="string">
                <text:p>Aug-2011</text:p>
              </table:table-cell>
              <table:table-cell office:value-type="float" office:value="43828">
                <text:p>43828</text:p>
              </table:table-cell>
              <table:table-cell office:value-type="float" office:value="42572.5390625">
                <text:p>42572.5390625</text:p>
              </table:table-cell>
            </table:table-row>
            <table:table-row>
              <table:table-cell office:value-type="string">
                <text:p>Sep-2011</text:p>
              </table:table-cell>
              <table:table-cell office:value-type="float" office:value="37498">
                <text:p>37498</text:p>
              </table:table-cell>
              <table:table-cell office:value-type="float" office:value="39426.55078125">
                <text:p>39426.55078125</text:p>
              </table:table-cell>
            </table:table-row>
            <table:table-row>
              <table:table-cell office:value-type="string">
                <text:p>Oct-2011</text:p>
              </table:table-cell>
              <table:table-cell office:value-type="float" office:value="36292">
                <text:p>36292</text:p>
              </table:table-cell>
              <table:table-cell office:value-type="float" office:value="36579.0703125">
                <text:p>36579.0703125</text:p>
              </table:table-cell>
            </table:table-row>
            <table:table-row>
              <table:table-cell office:value-type="string">
                <text:p>Nov-2011</text:p>
              </table:table-cell>
              <table:table-cell office:value-type="float" office:value="33367">
                <text:p>33367</text:p>
              </table:table-cell>
              <table:table-cell office:value-type="float" office:value="34038.96875">
                <text:p>34038.96875</text:p>
              </table:table-cell>
            </table:table-row>
            <table:table-row>
              <table:table-cell office:value-type="string">
                <text:p>Dec-2011</text:p>
              </table:table-cell>
              <table:table-cell office:value-type="float" office:value="32128.001953125">
                <text:p>32128.001953125</text:p>
              </table:table-cell>
              <table:table-cell office:value-type="float" office:value="31765.166015625">
                <text:p>31765.166015625</text:p>
              </table:table-cell>
            </table:table-row>
            <table:table-row>
              <table:table-cell office:value-type="string">
                <text:p>Jan-2012</text:p>
              </table:table-cell>
              <table:table-cell office:value-type="float" office:value="29747">
                <text:p>29747</text:p>
              </table:table-cell>
              <table:table-cell office:value-type="float" office:value="29739.83984375">
                <text:p>29739.83984375</text:p>
              </table:table-cell>
            </table:table-row>
            <table:table-row>
              <table:table-cell office:value-type="string">
                <text:p>Feb-2012</text:p>
              </table:table-cell>
              <table:table-cell office:value-type="float" office:value="27473">
                <text:p>27473</text:p>
              </table:table-cell>
              <table:table-cell office:value-type="float" office:value="27948.1171875">
                <text:p>27948.1171875</text:p>
              </table:table-cell>
            </table:table-row>
            <table:table-row>
              <table:table-cell office:value-type="string">
                <text:p>Mar-2012</text:p>
              </table:table-cell>
              <table:table-cell office:value-type="float" office:value="26917">
                <text:p>26917</text:p>
              </table:table-cell>
              <table:table-cell office:value-type="float" office:value="26303.90234375">
                <text:p>26303.90234375</text:p>
              </table:table-cell>
            </table:table-row>
            <table:table-row>
              <table:table-cell office:value-type="string">
                <text:p>Apr-2012</text:p>
              </table:table-cell>
              <table:table-cell office:value-type="float" office:value="23911">
                <text:p>23911</text:p>
              </table:table-cell>
              <table:table-cell office:value-type="float" office:value="24771.73828125">
                <text:p>24771.73828125</text:p>
              </table:table-cell>
            </table:table-row>
            <table:table-row>
              <table:table-cell office:value-type="string">
                <text:p>May-2012</text:p>
              </table:table-cell>
              <table:table-cell office:value-type="float" office:value="23079">
                <text:p>23079</text:p>
              </table:table-cell>
              <table:table-cell office:value-type="float" office:value="23376.130859375">
                <text:p>23376.130859375</text:p>
              </table:table-cell>
            </table:table-row>
            <table:table-row>
              <table:table-cell office:value-type="string">
                <text:p>Jun-2012</text:p>
              </table:table-cell>
              <table:table-cell office:value-type="float" office:value="20863">
                <text:p>20863</text:p>
              </table:table-cell>
              <table:table-cell office:value-type="float" office:value="22096.9375">
                <text:p>22096.9375</text:p>
              </table:table-cell>
            </table:table-row>
            <table:table-row>
              <table:table-cell office:value-type="string">
                <text:p>Jul-2012</text:p>
              </table:table-cell>
              <table:table-cell office:value-type="float" office:value="20634">
                <text:p>20634</text:p>
              </table:table-cell>
              <table:table-cell office:value-type="float" office:value="20946.603515625">
                <text:p>20946.603515625</text:p>
              </table:table-cell>
            </table:table-row>
            <table:table-row>
              <table:table-cell office:value-type="string">
                <text:p>Aug-2012</text:p>
              </table:table-cell>
              <table:table-cell office:value-type="float" office:value="20753">
                <text:p>20753</text:p>
              </table:table-cell>
              <table:table-cell office:value-type="float" office:value="19904.833984375">
                <text:p>19904.833984375</text:p>
              </table:table-cell>
            </table:table-row>
            <table:table-row>
              <table:table-cell office:value-type="string">
                <text:p>Sep-2012</text:p>
              </table:table-cell>
              <table:table-cell office:value-type="float" office:value="18562">
                <text:p>18562</text:p>
              </table:table-cell>
              <table:table-cell office:value-type="float" office:value="18985.658203125">
                <text:p>18985.658203125</text:p>
              </table:table-cell>
            </table:table-row>
            <table:table-row>
              <table:table-cell office:value-type="string">
                <text:p>Oct-2012</text:p>
              </table:table-cell>
              <table:table-cell office:value-type="float" office:value="15891">
                <text:p>15891</text:p>
              </table:table-cell>
              <table:table-cell office:value-type="float" office:value="18171.763671875">
                <text:p>18171.763671875</text:p>
              </table:table-cell>
            </table:table-row>
            <table:table-row>
              <table:table-cell office:value-type="string">
                <text:p>Nov-2012</text:p>
              </table:table-cell>
              <table:table-cell office:value-type="float" office:value="18854">
                <text:p>18854</text:p>
              </table:table-cell>
              <table:table-cell office:value-type="float" office:value="17400.142578125">
                <text:p>17400.142578125</text:p>
              </table:table-cell>
            </table:table-row>
            <table:table-row>
              <table:table-cell office:value-type="string">
                <text:p>Dec-2012</text:p>
              </table:table-cell>
              <table:table-cell office:value-type="float" office:value="19083">
                <text:p>19083</text:p>
              </table:table-cell>
              <table:table-cell office:value-type="float" office:value="16694.990234375">
                <text:p>16694.990234375</text:p>
              </table:table-cell>
            </table:table-row>
            <table:table-row>
              <table:table-cell office:value-type="string">
                <text:p>Jan-2013</text:p>
              </table:table-cell>
              <table:table-cell office:value-type="float" office:value="18418">
                <text:p>18418</text:p>
              </table:table-cell>
              <table:table-cell office:value-type="float" office:value="16063.26953125">
                <text:p>16063.26953125</text:p>
              </table:table-cell>
            </table:table-row>
            <table:table-row>
              <table:table-cell office:value-type="string">
                <text:p>Feb-2013</text:p>
              </table:table-cell>
              <table:table-cell office:value-type="float" office:value="15144.0009765625">
                <text:p>15144.0009765625</text:p>
              </table:table-cell>
              <table:table-cell office:value-type="float" office:value="15530.5341796875">
                <text:p>15530.5341796875</text:p>
              </table:table-cell>
            </table:table-row>
            <table:table-row>
              <table:table-cell office:value-type="string">
                <text:p>Mar-2013</text:p>
              </table:table-cell>
              <table:table-cell office:value-type="float" office:value="15985">
                <text:p>15985</text:p>
              </table:table-cell>
              <table:table-cell office:value-type="float" office:value="15072.8330078125">
                <text:p>15072.8330078125</text:p>
              </table:table-cell>
            </table:table-row>
            <table:table-row>
              <table:table-cell office:value-type="string">
                <text:p>Apr-2013</text:p>
              </table:table-cell>
              <table:table-cell office:value-type="float" office:value="14055">
                <text:p>14055</text:p>
              </table:table-cell>
              <table:table-cell office:value-type="float" office:value="14651.4921875">
                <text:p>14651.4921875</text:p>
              </table:table-cell>
            </table:table-row>
            <table:table-row>
              <table:table-cell office:value-type="string">
                <text:p>May-2013</text:p>
              </table:table-cell>
              <table:table-cell office:value-type="float" office:value="13425.9990234375">
                <text:p>13425.9990234375</text:p>
              </table:table-cell>
              <table:table-cell office:value-type="float" office:value="14281.310546875">
                <text:p>14281.310546875</text:p>
              </table:table-cell>
            </table:table-row>
            <table:table-row>
              <table:table-cell office:value-type="string">
                <text:p>Jun-2013</text:p>
              </table:table-cell>
              <table:table-cell office:value-type="float" office:value="13635">
                <text:p>13635</text:p>
              </table:table-cell>
              <table:table-cell office:value-type="float" office:value="13901.322265625">
                <text:p>13901.322265625</text:p>
              </table:table-cell>
            </table:table-row>
            <table:table-row>
              <table:table-cell office:value-type="string">
                <text:p>Jul-2013</text:p>
              </table:table-cell>
              <table:table-cell office:value-type="float" office:value="13470">
                <text:p>13470</text:p>
              </table:table-cell>
              <table:table-cell office:value-type="float" office:value="13536.1171875">
                <text:p>13536.1171875</text:p>
              </table:table-cell>
            </table:table-row>
            <table:table-row>
              <table:table-cell office:value-type="string">
                <text:p>Aug-2013</text:p>
              </table:table-cell>
              <table:table-cell office:value-type="float" office:value="13335.9990234375">
                <text:p>13335.9990234375</text:p>
              </table:table-cell>
              <table:table-cell office:value-type="float" office:value="13145.6884765625">
                <text:p>13145.6884765625</text:p>
              </table:table-cell>
            </table:table-row>
            <table:table-row>
              <table:table-cell office:value-type="string">
                <text:p>Sep-2013</text:p>
              </table:table-cell>
              <table:table-cell office:value-type="float" office:value="12630.9990234375">
                <text:p>12630.9990234375</text:p>
              </table:table-cell>
              <table:table-cell office:value-type="float" office:value="12733.03125">
                <text:p>12733.03125</text:p>
              </table:table-cell>
            </table:table-row>
            <table:table-row>
              <table:table-cell office:value-type="string">
                <text:p>Oct-2013</text:p>
              </table:table-cell>
              <table:table-cell office:value-type="float" office:value="12454">
                <text:p>12454</text:p>
              </table:table-cell>
              <table:table-cell office:value-type="float" office:value="12418.9384765625">
                <text:p>12418.9384765625</text:p>
              </table:table-cell>
            </table:table-row>
            <table:table-row>
              <table:table-cell office:value-type="string">
                <text:p>Nov-2013</text:p>
              </table:table-cell>
              <table:table-cell office:value-type="float" office:value="11709.9990234375">
                <text:p>11709.9990234375</text:p>
              </table:table-cell>
              <table:table-cell office:value-type="float" office:value="12194.4716796875">
                <text:p>12194.4716796875</text:p>
              </table:table-cell>
            </table:table-row>
            <table:table-row>
              <table:table-cell office:value-type="string">
                <text:p>Dec-2013</text:p>
              </table:table-cell>
              <table:table-cell office:value-type="float" office:value="11224.0009765625">
                <text:p>11224.0009765625</text:p>
              </table:table-cell>
              <table:table-cell office:value-type="float" office:value="11836.638671875">
                <text:p>11836.638671875</text:p>
              </table:table-cell>
            </table:table-row>
            <table:table-row>
              <table:table-cell office:value-type="string">
                <text:p>Jan-2014</text:p>
              </table:table-cell>
              <table:table-cell office:value-type="float" office:value="11429">
                <text:p>11429</text:p>
              </table:table-cell>
              <table:table-cell office:value-type="float" office:value="11441.6533203125">
                <text:p>11441.6533203125</text:p>
              </table:table-cell>
            </table:table-row>
            <table:table-row>
              <table:table-cell office:value-type="string">
                <text:p>Feb-2014</text:p>
              </table:table-cell>
              <table:table-cell office:value-type="float" office:value="10115.0009765625">
                <text:p>10115.0009765625</text:p>
              </table:table-cell>
              <table:table-cell office:value-type="float" office:value="11042.1748046875">
                <text:p>11042.1748046875</text:p>
              </table:table-cell>
            </table:table-row>
            <table:table-row>
              <table:table-cell office:value-type="string">
                <text:p>Mar-2014</text:p>
              </table:table-cell>
              <table:table-cell office:value-type="float" office:value="10451.0009765625">
                <text:p>10451.0009765625</text:p>
              </table:table-cell>
              <table:table-cell office:value-type="float" office:value="10790.56640625">
                <text:p>10790.56640625</text:p>
              </table:table-cell>
            </table:table-row>
            <table:table-row>
              <table:table-cell office:value-type="string">
                <text:p>Apr-2014</text:p>
              </table:table-cell>
              <table:table-cell office:value-type="float" office:value="10285">
                <text:p>10285</text:p>
              </table:table-cell>
              <table:table-cell office:value-type="float" office:value="10448.115234375">
                <text:p>10448.115234375</text:p>
              </table:table-cell>
            </table:table-row>
            <table:table-row>
              <table:table-cell office:value-type="string">
                <text:p>May-2014</text:p>
              </table:table-cell>
              <table:table-cell office:value-type="float" office:value="10382">
                <text:p>10382</text:p>
              </table:table-cell>
              <table:table-cell office:value-type="float" office:value="10200.0146484375">
                <text:p>10200.0146484375</text:p>
              </table:table-cell>
            </table:table-row>
            <table:table-row>
              <table:table-cell office:value-type="string">
                <text:p>Jun-2014</text:p>
              </table:table-cell>
              <table:table-cell office:value-type="float" office:value="9713">
                <text:p>9713</text:p>
              </table:table-cell>
              <table:table-cell office:value-type="float" office:value="9970.49609375">
                <text:p>9970.49609375</text:p>
              </table:table-cell>
            </table:table-row>
            <table:table-row>
              <table:table-cell office:value-type="string">
                <text:p>Jul-2014</text:p>
              </table:table-cell>
              <table:table-cell office:value-type="float" office:value="9798">
                <text:p>9798</text:p>
              </table:table-cell>
              <table:table-cell office:value-type="float" office:value="9699.1640625">
                <text:p>9699.1640625</text:p>
              </table:table-cell>
            </table:table-row>
            <table:table-row>
              <table:table-cell office:value-type="string">
                <text:p>Aug-2014</text:p>
              </table:table-cell>
              <table:table-cell office:value-type="float" office:value="9652">
                <text:p>9652</text:p>
              </table:table-cell>
              <table:table-cell office:value-type="float" office:value="9414.84765625">
                <text:p>9414.84765625</text:p>
              </table:table-cell>
            </table:table-row>
            <table:table-row>
              <table:table-cell office:value-type="string">
                <text:p>Sep-2014</text:p>
              </table:table-cell>
              <table:table-cell office:value-type="float" office:value="8961.0009765625">
                <text:p>8961.0009765625</text:p>
              </table:table-cell>
              <table:table-cell office:value-type="float" office:value="9114.5390625">
                <text:p>9114.5390625</text:p>
              </table:table-cell>
            </table:table-row>
            <table:table-row>
              <table:table-cell office:value-type="string">
                <text:p>Oct-2014</text:p>
              </table:table-cell>
              <table:table-cell office:value-type="float" office:value="9034">
                <text:p>9034</text:p>
              </table:table-cell>
              <table:table-cell office:value-type="float" office:value="8849.0732421875">
                <text:p>8849.0732421875</text:p>
              </table:table-cell>
            </table:table-row>
            <table:table-row>
              <table:table-cell office:value-type="string">
                <text:p>Nov-2014</text:p>
              </table:table-cell>
              <table:table-cell office:value-type="float" office:value="8216.0009765625">
                <text:p>8216.0009765625</text:p>
              </table:table-cell>
              <table:table-cell office:value-type="float" office:value="8568.38671875">
                <text:p>8568.38671875</text:p>
              </table:table-cell>
            </table:table-row>
            <table:table-row>
              <table:table-cell office:value-type="string">
                <text:p>Dec-2014</text:p>
              </table:table-cell>
              <table:table-cell office:value-type="float" office:value="8513">
                <text:p>8513</text:p>
              </table:table-cell>
              <table:table-cell office:value-type="float" office:value="8328.9228515625">
                <text:p>8328.9228515625</text:p>
              </table:table-cell>
            </table:table-row>
            <table:table-row>
              <table:table-cell office:value-type="string">
                <text:p>Jan-2015</text:p>
              </table:table-cell>
              <table:table-cell office:value-type="float" office:value="7695.0009765625">
                <text:p>7695.0009765625</text:p>
              </table:table-cell>
              <table:table-cell office:value-type="float" office:value="8107.9677734375">
                <text:p>8107.9677734375</text:p>
              </table:table-cell>
            </table:table-row>
            <table:table-row>
              <table:table-cell office:value-type="string">
                <text:p>Feb-2015</text:p>
              </table:table-cell>
              <table:table-cell office:value-type="float" office:value="7030">
                <text:p>7030</text:p>
              </table:table-cell>
              <table:table-cell office:value-type="float" office:value="7821.27001953125">
                <text:p>7821.27001953125</text:p>
              </table:table-cell>
            </table:table-row>
            <table:table-row>
              <table:table-cell office:value-type="string">
                <text:p>Mar-2015</text:p>
              </table:table-cell>
              <table:table-cell office:value-type="float" office:value="7407">
                <text:p>7407</text:p>
              </table:table-cell>
              <table:table-cell office:value-type="float" office:value="7649.537109375">
                <text:p>7649.537109375</text:p>
              </table:table-cell>
            </table:table-row>
            <table:table-row>
              <table:table-cell office:value-type="string">
                <text:p>Apr-2015</text:p>
              </table:table-cell>
              <table:table-cell office:value-type="float" office:value="7219.00048828125">
                <text:p>7219.00048828125</text:p>
              </table:table-cell>
              <table:table-cell office:value-type="float" office:value="7392.39599609375">
                <text:p>7392.39599609375</text:p>
              </table:table-cell>
            </table:table-row>
            <table:table-row>
              <table:table-cell office:value-type="string">
                <text:p>May-2015</text:p>
              </table:table-cell>
              <table:table-cell office:value-type="float" office:value="6694">
                <text:p>6694</text:p>
              </table:table-cell>
              <table:table-cell office:value-type="float" office:value="7112.73974609375">
                <text:p>7112.73974609375</text:p>
              </table:table-cell>
            </table:table-row>
            <table:table-row>
              <table:table-cell office:value-type="string">
                <text:p>Jun-2015</text:p>
              </table:table-cell>
              <table:table-cell office:value-type="float" office:value="6390">
                <text:p>6390</text:p>
              </table:table-cell>
              <table:table-cell office:value-type="float" office:value="6772.33251953125">
                <text:p>6772.33251953125</text:p>
              </table:table-cell>
            </table:table-row>
            <table:table-row>
              <table:table-cell office:value-type="string">
                <text:p>Jul-2015</text:p>
              </table:table-cell>
              <table:table-cell office:value-type="float" office:value="6635.99951171875">
                <text:p>6635.99951171875</text:p>
              </table:table-cell>
              <table:table-cell office:value-type="float" office:value="6478.3857421875">
                <text:p>6478.3857421875</text:p>
              </table:table-cell>
            </table:table-row>
            <table:table-row>
              <table:table-cell office:value-type="string">
                <text:p>Aug-2015</text:p>
              </table:table-cell>
              <table:table-cell office:value-type="float" office:value="6315.99951171875">
                <text:p>6315.99951171875</text:p>
              </table:table-cell>
              <table:table-cell office:value-type="float" office:value="6125.20263671875">
                <text:p>6125.20263671875</text:p>
              </table:table-cell>
            </table:table-row>
            <table:table-row>
              <table:table-cell office:value-type="string">
                <text:p>Sep-2015</text:p>
              </table:table-cell>
              <table:table-cell office:value-type="float" office:value="5869">
                <text:p>5869</text:p>
              </table:table-cell>
              <table:table-cell office:value-type="float" office:value="5744.36083984375">
                <text:p>5744.36083984375</text:p>
              </table:table-cell>
            </table:table-row>
            <table:table-row>
              <table:table-cell office:value-type="string">
                <text:p>Oct-2015</text:p>
              </table:table-cell>
              <table:table-cell office:value-type="float" office:value="4972">
                <text:p>4972</text:p>
              </table:table-cell>
              <table:table-cell office:value-type="float" office:value="5427.41650390625">
                <text:p>5427.41650390625</text:p>
              </table:table-cell>
            </table:table-row>
            <table:table-row>
              <table:table-cell office:value-type="string">
                <text:p>Nov-2015</text:p>
              </table:table-cell>
              <table:table-cell office:value-type="float" office:value="6119.00048828125">
                <text:p>6119.00048828125</text:p>
              </table:table-cell>
              <table:table-cell office:value-type="float" office:value="5041.2548828125">
                <text:p>5041.2548828125</text:p>
              </table:table-cell>
            </table:table-row>
            <table:table-row>
              <table:table-cell office:value-type="string">
                <text:p>Dec-2015</text:p>
              </table:table-cell>
              <table:table-cell office:value-type="float" office:value="6008.99951171875">
                <text:p>6008.99951171875</text:p>
              </table:table-cell>
              <table:table-cell office:value-type="float" office:value="4749.298828125">
                <text:p>4749.298828125</text:p>
              </table:table-cell>
            </table:table-row>
            <table:table-row>
              <table:table-cell office:value-type="string">
                <text:p>Jan-2016</text:p>
              </table:table-cell>
              <table:table-cell office:value-type="float" office:value="6696">
                <text:p>6696</text:p>
              </table:table-cell>
              <table:table-cell office:value-type="float" office:value="4167.3447265625">
                <text:p>4167.3447265625</text:p>
              </table:table-cell>
            </table:table-row>
            <table:table-row>
              <table:table-cell office:value-type="string">
                <text:p>Feb-2016</text:p>
              </table:table-cell>
              <table:table-cell office:value-type="float" office:value="6671">
                <text:p>6671</text:p>
              </table:table-cell>
              <table:table-cell office:value-type="float" office:value="3644.93139648437">
                <text:p>3644.93139648437</text:p>
              </table:table-cell>
            </table:table-row>
            <table:table-row>
              <table:table-cell office:value-type="string">
                <text:p>Mar-2016</text:p>
              </table:table-cell>
              <table:table-cell office:value-type="float" office:value="3016">
                <text:p>3016</text:p>
              </table:table-cell>
              <table:table-cell office:value-type="float" office:value="3361.3017578125">
                <text:p>3361.3017578125</text:p>
              </table:table-cell>
            </table:table-row>
            <table:table-row>
              <table:table-cell office:value-type="string">
                <text:p>Apr-2016</text:p>
              </table:table-cell>
              <table:table-cell office:value-type="float" office:value="2507">
                <text:p>2507</text:p>
              </table:table-cell>
              <table:table-cell office:value-type="float" office:value="2880.892578125">
                <text:p>2880.892578125</text:p>
              </table:table-cell>
            </table:table-row>
            <table:table-row>
              <table:table-cell office:value-type="string">
                <text:p>May-2016</text:p>
              </table:table-cell>
              <table:table-cell office:value-type="float" office:value="2797">
                <text:p>2797</text:p>
              </table:table-cell>
              <table:table-cell office:value-type="float" office:value="2577.92431640625">
                <text:p>2577.92431640625</text:p>
              </table:table-cell>
            </table:table-row>
            <table:table-row>
              <table:table-cell office:value-type="string">
                <text:p>Jun-2016</text:p>
              </table:table-cell>
              <table:table-cell office:value-type="float" office:value="2326">
                <text:p>2326</text:p>
              </table:table-cell>
              <table:table-cell office:value-type="float" office:value="2566.84252929687">
                <text:p>2566.84252929687</text:p>
              </table:table-cell>
            </table:table-row>
            <table:table-row>
              <table:table-cell office:value-type="string">
                <text:p>Jul-2016</text:p>
              </table:table-cell>
              <table:table-cell office:value-type="float" office:value="2482">
                <text:p>2482</text:p>
              </table:table-cell>
              <table:table-cell office:value-type="float" office:value="2566.84252929687">
                <text:p>2566.84252929687</text:p>
              </table:table-cell>
            </table:table-row>
            <table:table-row>
              <table:table-cell office:value-type="string">
                <text:p>Aug-2016</text:p>
              </table:table-cell>
              <table:table-cell office:value-type="float" office:value="2487">
                <text:p>2487</text:p>
              </table:table-cell>
              <table:table-cell office:value-type="float" office:value="2566.84252929687">
                <text:p>2566.842529296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